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in" fo:border="0.75pt solid #000000"/>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in" fo:border="0.75pt solid #000000"/>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in" fo:border="0.75pt solid #000000"/>
    </style:style>
    <style:style style:name="Table4" style:family="table">
      <style:table-properties style:width="6.5in" fo:margin-left="0in" fo:margin-top="0in" fo:margin-bottom="0in"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in" fo:border="0.75pt solid #000000"/>
    </style:style>
    <style:style style:name="Table5" style:family="table">
      <style:table-properties style:width="6.5in" fo:margin-left="0in" fo:margin-top="0in" fo:margin-bottom="0in" table:align="left"/>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padding="0in" fo:border="0.75pt solid #000000"/>
    </style:style>
    <style:style style:name="Table6" style:family="table">
      <style:table-properties style:width="6.5in" fo:margin-left="0in" fo:margin-top="0in" fo:margin-bottom="0in"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in" fo:border="0.75pt solid #000000"/>
    </style:style>
    <style:style style:name="Table7" style:family="table">
      <style:table-properties style:width="6.5in" fo:margin-left="0in" fo:margin-top="0in" fo:margin-bottom="0in"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in" fo:border="0.75pt solid #000000"/>
    </style:style>
    <style:style style:name="P1" style:family="paragraph" style:parent-style-name="Standard">
      <style:paragraph-properties fo:line-height="114%" fo:padding="0in" fo:border="none"/>
    </style:style>
    <style:style style:name="P2" style:family="paragraph" style:parent-style-name="Standard">
      <style:paragraph-properties fo:line-height="114%" fo:padding="0in" fo:border="none"/>
      <style:text-properties style:font-name="Google Sans Text" style:font-name-asian="Google Sans Text1" style:font-name-complex="Google Sans Text1"/>
    </style:style>
    <style:style style:name="P3" style:family="paragraph" style:parent-style-name="Standard" style:list-style-name="WWNum1">
      <style:paragraph-properties fo:margin-left="0.4165in" fo:margin-right="0in" fo:line-height="114%" fo:text-indent="-0.25in" style:auto-text-indent="false" fo:padding="0in" fo:border="none"/>
    </style:style>
    <style:style style:name="P4" style:family="paragraph" style:parent-style-name="Standard" style:list-style-name="WWNum2">
      <style:paragraph-properties fo:margin-left="0.4165in" fo:margin-right="0in" fo:line-height="114%" fo:text-indent="-0.25in" style:auto-text-indent="false" fo:padding="0in" fo:border="none"/>
    </style:style>
    <style:style style:name="P5" style:family="paragraph" style:parent-style-name="Standard" style:list-style-name="WWNum3">
      <style:paragraph-properties fo:margin-left="0.4165in" fo:margin-right="0in" fo:line-height="114%" fo:text-indent="-0.25in" style:auto-text-indent="false" fo:padding="0in" fo:border="none"/>
    </style:style>
    <style:style style:name="P6" style:family="paragraph" style:parent-style-name="Standard" style:list-style-name="WWNum4">
      <style:paragraph-properties fo:margin-left="0.4165in" fo:margin-right="0in" fo:line-height="114%" fo:text-indent="-0.25in" style:auto-text-indent="false" fo:padding="0in" fo:border="none"/>
    </style:style>
    <style:style style:name="P7" style:family="paragraph" style:parent-style-name="Standard" style:list-style-name="WWNum5">
      <style:paragraph-properties fo:margin-left="0.4165in" fo:margin-right="0in" fo:line-height="114%" fo:text-indent="-0.25in" style:auto-text-indent="false" fo:padding="0in" fo:border="none"/>
    </style:style>
    <style:style style:name="P8" style:family="paragraph" style:parent-style-name="Standard" style:list-style-name="WWNum6">
      <style:paragraph-properties fo:margin-left="0.4165in" fo:margin-right="0in" fo:line-height="114%" fo:text-indent="-0.25in" style:auto-text-indent="false" fo:padding="0in" fo:border="none"/>
    </style:style>
    <style:style style:name="P9" style:family="paragraph" style:parent-style-name="Standard" style:list-style-name="WWNum7">
      <style:paragraph-properties fo:margin-left="0.4165in" fo:margin-right="0in" fo:text-indent="-0.25in" style:auto-text-indent="false" fo:padding="0in" fo:border="none"/>
    </style:style>
    <style:style style:name="P10" style:family="paragraph" style:parent-style-name="Standard">
      <style:paragraph-properties fo:margin-top="0in" fo:margin-bottom="0.1772in" loext:contextual-spacing="false" fo:line-height="114%" fo:padding="0in" fo:border="none"/>
    </style:style>
    <style:style style:name="P11" style:family="paragraph" style:parent-style-name="Heading_20_1" style:master-page-name="Standard">
      <style:paragraph-properties fo:margin-top="0in" fo:margin-bottom="0.1665in" loext:contextual-spacing="false" fo:line-height="114%" style:page-number="1" fo:padding="0in" fo:border="none"/>
    </style:style>
    <style:style style:name="P12" style:family="paragraph" style:parent-style-name="Heading_20_4">
      <style:paragraph-properties fo:margin-top="0in" fo:margin-bottom="0.1772in" loext:contextual-spacing="false" fo:line-height="100%" fo:padding="0in" fo:border="none"/>
    </style:style>
    <style:style style:name="P13" style:family="paragraph" style:parent-style-name="Heading_20_3">
      <style:paragraph-properties fo:margin-top="0in" fo:margin-bottom="0.1665in" loext:contextual-spacing="false" fo:line-height="114%" fo:padding="0in" fo:border="none"/>
    </style:style>
    <style:style style:name="P14" style:family="paragraph" style:parent-style-name="Heading_20_2">
      <style:paragraph-properties fo:margin-top="0in" fo:margin-bottom="0.1563in" loext:contextual-spacing="false" fo:line-height="114%"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Text" style:font-name-asian="Google Sans Text1" style:font-name-complex="Google Sans Text1"/>
    </style:style>
    <style:style style:name="T4" style:family="text">
      <style:text-properties style:font-name="Google Sans Text" fo:font-weight="bold" style:font-name-asian="Google Sans Text1" style:font-weight-asian="bold" style:font-name-complex="Google Sans Text1" style:font-weight-complex="bold"/>
    </style:style>
    <style:style style:name="T5" style:family="text">
      <style:text-properties style:font-name="Google Sans Text" fo:font-style="italic" style:font-name-asian="Google Sans Text1" style:font-style-asian="italic" style:font-name-complex="Google Sans Text1" style:font-style-complex="italic"/>
    </style:style>
    <style:style style:name="T6" style:family="text">
      <style:text-properties style:text-position="super 58%" style:font-name="Google Sans Text" fo:font-size="12pt" style:font-name-asian="Google Sans Text1" style:font-size-asian="12pt" style:font-name-complex="Google Sans Text1" style:font-size-complex="12pt"/>
    </style:style>
    <style:style style:name="T7"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Metacybernetic Analysis of Individual System Collapse and Stabilization Interventions</text:span></text:p>
      <text:p text:style-name="P1"><text:span text:style-name="T3">The analysis of individual behavioral system collapse requires a departure from traditional linear-causal models, favoring a metacybernetic approach that incorporates second-order cybernetics, neurobiological feedback loops, and advanced machine learning for pattern recognition. Second-order cybernetics, or the "cybernetics of observing systems," posits that the observer is an inherent participant in the system being analyzed, rather than a detached entity.</text:span><text:span text:style-name="T6">1</text:span><text:span text:style-name="T3"> {Secondary; 2025; Global; High Reliability; Verified}. This framework, developed significantly by Heinz von Foerster and the Biological Computer Laboratory (BCL) in the late 1960s, shifts the focus from objective "properties of objects" to the "properties of the observer," necessitating a reflexive practice where the observer must account for their own accounting.</text:span><text:span text:style-name="T6">1</text:span><text:span text:style-name="T3"> {Secondary; 1974-2025; Global; High Reliability; Verified}. In the context of a human behavioral collapse—specifically one involving financial and ethical breaches—the metacybernetic lens reveals that the system is not merely failing but is engaged in a recursive loop of "defensive avoidance" and "vicious circles" that trigger exponential downstream consequences.</text:span><text:span text:style-name="T6">3</text:span><text:span text:style-name="T3"> {Secondary; 2015-2025; Global; High Reliability; Verified}.</text:span></text:p>
      <text:p text:style-name="P14"><text:span text:style-name="T1">I. Pattern Recognition and Early Warning Systems</text:span></text:p>
      <text:p text:style-name="P1"><text:span text:style-name="T3">Early detection of cascade failure in human behavioral systems relies on identifying anomalies that deviate from established baselines of "normality." Machine learning models, particularly unsupervised anomaly detection, provide the technical infrastructure to recognize these shifts before a total systemic collapse.</text:span><text:span text:style-name="T6">6</text:span><text:span text:style-name="T3"> {Secondary; 2025; Global; High Reliability; Verified}.</text:span></text:p>
      <text:p text:style-name="P13"><text:span text:style-name="T1">Behavioral Markers of Impending System Collapse</text:span></text:p>
      <text:p text:style-name="P1"><text:span text:style-name="T3">Individual system collapse across financial, relational, and psychological domains is preceded by detectable behavioral markers. Large-scale studies of banking data indicate that decline in financial capacity manifests in day-to-day transactional activity as early as five years prior to formal legal intervention.</text:span><text:span text:style-name="T6">8</text:span><text:span text:style-name="T3"> {Primary; 2025; UK; High Reliability; Verified}. These markers include a statistically significant reduction in spending on everyday activities such as clothing, travel, and hobbies, alongside an increase in personal identification number (PIN) reset requests and lost/fraud cases.</text:span><text:span text:style-name="T6">8</text:span><text:span text:style-name="T3"> {Primary; 2025; UK; High Reliability; Verified}.</text:span></text:p>
      <text:p text:style-name="P2"/>
      <table:table table:name="Table1" table:style-name="Table1">
        <table:table-column table:style-name="Table1.A" table:number-columns-repeated="3"/>
        <table:table-row table:style-name="Table1.1">
          <table:table-cell table:style-name="Table1.A1" office:value-type="string">
            <text:p text:style-name="P1"><text:span text:style-name="T4">System Domain</text:span></text:p>
          </table:table-cell>
          <table:table-cell table:style-name="Table1.A1" office:value-type="string">
            <text:p text:style-name="P1"><text:span text:style-name="T4">Pre-Collapse Behavioral Markers</text:span></text:p>
          </table:table-cell>
          <table:table-cell table:style-name="Table1.A1" office:value-type="string">
            <text:p text:style-name="P1"><text:span text:style-name="T4">Metacybernetic Deviation</text:span></text:p>
          </table:table-cell>
        </table:table-row>
        <table:table-row table:style-name="Table1.1">
          <table:table-cell table:style-name="Table1.A1" office:value-type="string">
            <text:p text:style-name="P1"><text:span text:style-name="T4">Financial</text:span></text:p>
          </table:table-cell>
          <table:table-cell table:style-name="Table1.A1" office:value-type="string">
            <text:p text:style-name="P1"><text:span text:style-name="T3">Decreased online logins, PIN resets, reduction in variable spending, unauthorized account transfers.</text:span><text:span text:style-name="T6">8</text:span></text:p>
          </table:table-cell>
          <table:table-cell table:style-name="Table1.A1" office:value-type="string">
            <text:p text:style-name="P1"><text:span text:style-name="T3">Loss of active self-monitoring; shift from "Creatura" to entropy.</text:span><text:span text:style-name="T6">4</text:span><text:span text:style-name="T3"> {Primary/Secondary; 1989-2025; UK/US; High/Moderate; Verified}</text:span></text:p>
          </table:table-cell>
        </table:table-row>
        <table:table-row table:style-name="Table1.1">
          <table:table-cell table:style-name="Table1.A1" office:value-type="string">
            <text:p text:style-name="P1"><text:span text:style-name="T4">Relational</text:span></text:p>
          </table:table-cell>
          <table:table-cell table:style-name="Table1.A1" office:value-type="string">
            <text:p text:style-name="P1"><text:span text:style-name="T3">Withdrawal, isolation, "strange actions" (loitering, throwing objects), and flat affect.</text:span><text:span text:style-name="T6">10</text:span></text:p>
          </table:table-cell>
          <table:table-cell table:style-name="Table1.A1" office:value-type="string">
            <text:p text:style-name="P1"><text:span text:style-name="T3">Fragmentation of the social engagement system (ventral vagal state).</text:span><text:span text:style-name="T6">12</text:span><text:span text:style-name="T3"> {Secondary; 2017-2025; Global; High; Verified}</text:span></text:p>
          </table:table-cell>
        </table:table-row>
        <table:table-row table:style-name="Table1.1">
          <table:table-cell table:style-name="Table1.A1" office:value-type="string">
            <text:p text:style-name="P1"><text:span text:style-name="T4">Psychological</text:span></text:p>
          </table:table-cell>
          <table:table-cell table:style-name="Table1.A1" office:value-type="string">
            <text:p text:style-name="P1"><text:span text:style-name="T3">Suicidal ideation, increased substance use, dramatic hopelessness, giving away possessions.</text:span><text:span text:style-name="T6">13</text:span></text:p>
          </table:table-cell>
          <table:table-cell table:style-name="Table1.A1" office:value-type="string">
            <text:p text:style-name="P1"><text:span text:style-name="T3">Total systemic entropy; basin boundary crossing in multistable systems.</text:span><text:span text:style-name="T6">15</text:span><text:span text:style-name="T3"> {Secondary; 1990-2025; Global; High; Verified}</text:span></text:p>
          </table:table-cell>
        </table:table-row>
        <table:table-row table:style-name="Table1.1">
          <table:table-cell table:style-name="Table1.A1" office:value-type="string">
            <text:p text:style-name="P1"><text:span text:style-name="T4">Fiduciary/Legal</text:span></text:p>
          </table:table-cell>
          <table:table-cell table:style-name="Table1.A1" office:value-type="string">
            <text:p text:style-name="P1"><text:span text:style-name="T3">Concealment of negotiations, lying about profits/losses, diverting fees, and misrepresentation.</text:span><text:span text:style-name="T6">9</text:span></text:p>
          </table:table-cell>
          <table:table-cell table:style-name="Table1.A1" office:value-type="string">
            <text:p text:style-name="P1"><text:span text:style-name="T3">Breach of the duty of loyalty; failure of operational closure.</text:span><text:span text:style-name="T6">18</text:span><text:span text:style-name="T3"> {Primary; 1985-2025; Oregon/Global; High; Verified}</text:span></text:p>
          </table:table-cell>
        </table:table-row>
      </table:table>
      <text:p text:style-name="P1"><text:span text:style-name="T3">The psychological transition toward collapse is often marked by the "cognitive attentional syndrome" (CAS), which involves worry, rumination, and threat-monitoring.</text:span><text:span text:style-name="T6">20</text:span><text:span text:style-name="T3"> {Secondary; 1994-2021; Global; High Reliability; Verified}. This style of perseverative negative processing acts as an amplifying feedback loop, reducing the individual's direct experience of "discontinuation of processing," thereby making it difficult to realize long-term goals or maintain behavioral stability.</text:span><text:span text:style-name="T6">20</text:span><text:span text:style-name="T3"> {Secondary; 1994-2019; Global; High Reliability; Verified}.</text:span></text:p>
      <text:p text:style-name="P13"><text:span text:style-name="T1">Trauma-Informed Avoidance and Cascading Accountability Failure</text:span></text:p>
      <text:p text:style-name="P1"><text:span text:style-name="T3">Trauma-informed avoidance patterns are adaptive mental processes involved in the assimilation of new information with an "intense survival emphasis".</text:span><text:span text:style-name="T6">22</text:span><text:span text:style-name="T3"> {Secondary; 2014; Global; High Reliability; Verified}. For individuals with histories of trauma, particularly those with high Adverse Childhood Experience (ACE) scores, the perception of accountability is often "neuroceptively" (Porges) categorized as a threat to survival.</text:span><text:span text:style-name="T6">23</text:span><text:span text:style-name="T3"> {Secondary; 2011-2022; Global; High Reliability; Verified}.</text:span></text:p>
      <text:p text:style-name="P1"><text:span text:style-name="T3">These patterns create cascading failures by blocking corrective feedback loops. When shame is triggered, the individual may engage in "defensive avoidance," which entails denying the shame's message and using distraction techniques or self-medication to minimize the conscious experience of identity threat.</text:span><text:span text:style-name="T6">26</text:span><text:span text:style-name="T3"> {Secondary; 2022-2025; Global; High Reliability; Verified}. This avoidance prevents the resolution of trauma and reinforces maladaptive behaviors, as the individual is unable to integrate reality into a virtual "ideate structure" that would allow for adaptation.</text:span><text:span text:style-name="T6">21</text:span><text:span text:style-name="T3"> {Secondary; 2021; Global; High Reliability; Verified}.</text:span></text:p>
      <text:p text:style-name="P13"><text:span text:style-name="T1">Metacybernetic Feedback Loops and Systemic Consequences</text:span></text:p>
      <text:p text:style-name="P1"><text:span text:style-name="T3">The relationship between individual behavior and systemic consequences is governed by circular causality. In metacybernetics, interactions are non-linear and coevolutionary, where the macro-level patterns set boundaries for micro-level interactions.</text:span><text:span text:style-name="T6">21</text:span><text:span text:style-name="T3"> {Secondary; 2011-2021; Global; High Reliability; Verified}. A failure in the "duty of loyalty" within a business partnership (micro-level) triggers legal and financial consequences (macro-level) that then restrict the individual’s future behavioral choices.</text:span><text:span text:style-name="T6">16</text:span><text:span text:style-name="T3"> {Primary; 1985-2023; Oregon; High Reliability; Verified}.</text:span></text:p>
      <text:p text:style-name="P1"><text:span text:style-name="T3">A key deficiency in such systems is the "second-order deficiency"—a cognitive blind spot where the system "does not see that it does not see".</text:span><text:span text:style-name="T6">2</text:span><text:span text:style-name="T3"> {Secondary; 2018; Global; Moderate Reliability; Gaps: unverified}. This leads to a transfer of responsibility ("I just obey orders" or "I had no choice"), undermining the social nucleus and accelerating systemic collapse.</text:span><text:span text:style-name="T6">2</text:span><text:span text:style-name="T3"> {Secondary; 2018; Global; Moderate Reliability; Gaps: unverified}.</text:span></text:p>
      <text:p text:style-name="P13"><text:span text:style-name="T1">Mapping the "Domino Topology" of Consequences</text:span></text:p>
      <text:p text:style-name="P1"><text:soft-page-break/><text:span text:style-name="T3">The "domino topology" refers to the network arrangement where localized shocks trigger widespread paralysis through "cascading overloads".</text:span><text:span text:style-name="T6">30</text:span><text:span text:style-name="T3"> {Secondary; 2018-2025; Global; High Reliability; Verified}. In human behavioral systems, a single poor decision (e.g., unauthorized appropriation of funds) can deplete cognitive resources, causing "decision spillover" where the brain defaults to subsequent low-effort, high-risk choices.</text:span><text:span text:style-name="T6">33</text:span><text:span text:style-name="T3"> {Secondary; 2024-2025; Global; Moderate Reliability; Gaps: unverified}.</text:span></text:p>
      <text:p text:style-name="P2"/>
      <table:table table:name="Table2" table:style-name="Table2">
        <table:table-column table:style-name="Table2.A" table:number-columns-repeated="3"/>
        <table:table-row table:style-name="Table2.1">
          <table:table-cell table:style-name="Table2.A1" office:value-type="string">
            <text:p text:style-name="P1"><text:span text:style-name="T4">Network Property</text:span></text:p>
          </table:table-cell>
          <table:table-cell table:style-name="Table2.A1" office:value-type="string">
            <text:p text:style-name="P1"><text:span text:style-name="T4">Effect on Systemic Risk</text:span></text:p>
          </table:table-cell>
          <table:table-cell table:style-name="Table2.A1" office:value-type="string">
            <text:p text:style-name="P1"><text:span text:style-name="T4">Cascade Mechanism</text:span></text:p>
          </table:table-cell>
        </table:table-row>
        <table:table-row table:style-name="Table2.1">
          <table:table-cell table:style-name="Table2.A1" office:value-type="string">
            <text:p text:style-name="P1"><text:span text:style-name="T4">Interconnection</text:span></text:p>
          </table:table-cell>
          <table:table-cell table:style-name="Table2.A1" office:value-type="string">
            <text:p text:style-name="P1"><text:span text:style-name="T3">High connectivity creates structural pathways for catastrophic cascades.</text:span><text:span text:style-name="T6">30</text:span></text:p>
          </table:table-cell>
          <table:table-cell table:style-name="Table2.A1" office:value-type="string">
            <text:p text:style-name="P1"><text:span text:style-name="T3">Load redistribution; failure of one node overloads neighbors.</text:span><text:span text:style-name="T6">32</text:span><text:span text:style-name="T3"> {Secondary; 2018-2025; Global; High; Verified}</text:span></text:p>
          </table:table-cell>
        </table:table-row>
        <table:table-row table:style-name="Table2.1">
          <table:table-cell table:style-name="Table2.A1" office:value-type="string">
            <text:p text:style-name="P1"><text:span text:style-name="T4">Clustering</text:span></text:p>
          </table:table-cell>
          <table:table-cell table:style-name="Table2.A1" office:value-type="string">
            <text:p text:style-name="P1"><text:span text:style-name="T3">High clustering (many triangles) exacerbates vulnerability to regime shifts.</text:span><text:span text:style-name="T6">15</text:span></text:p>
          </table:table-cell>
          <table:table-cell table:style-name="Table2.A1" office:value-type="string">
            <text:p text:style-name="P1"><text:span text:style-name="T3">Tipping cascades induced via domino effects in coupled multistable subsystems.</text:span><text:span text:style-name="T6">15</text:span><text:span text:style-name="T3"> {Secondary; 2020; Global; High; Verified}</text:span></text:p>
          </table:table-cell>
        </table:table-row>
        <table:table-row table:style-name="Table2.1">
          <table:table-cell table:style-name="Table2.A1" office:value-type="string">
            <text:p text:style-name="P1"><text:span text:style-name="T4">Modularity</text:span></text:p>
          </table:table-cell>
          <table:table-cell table:style-name="Table2.A1" office:value-type="string">
            <text:p text:style-name="P1"><text:span text:style-name="T3">A decrease in modularity amplifies tipping cascades.</text:span><text:span text:style-name="T6">15</text:span></text:p>
          </table:table-cell>
          <table:table-cell table:style-name="Table2.A1" office:value-type="string">
            <text:p text:style-name="P1"><text:span text:style-name="T3">Lack of isolation allows failures to spread into unrelated components.</text:span><text:span text:style-name="T6">35</text:span><text:span text:style-name="T3"> {Secondary; 2020-2025; Global; High; Verified}</text:span></text:p>
          </table:table-cell>
        </table:table-row>
        <table:table-row table:style-name="Table2.1">
          <table:table-cell table:style-name="Table2.A1" office:value-type="string">
            <text:p text:style-name="P1"><text:span text:style-name="T4">Centrality</text:span></text:p>
          </table:table-cell>
          <table:table-cell table:style-name="Table2.A1" office:value-type="string">
            <text:p text:style-name="P1"><text:span text:style-name="T3">Static centrality metrics are poor predictors of dynamic resilience.</text:span><text:span text:style-name="T6">30</text:span></text:p>
          </table:table-cell>
          <table:table-cell table:style-name="Table2.A1" office:value-type="string">
            <text:p text:style-name="P1"><text:span text:style-name="T3">Paradoxical duality where integration enhances robustness but facilitates cascades.</text:span><text:span text:style-name="T6">30</text:span><text:span text:style-name="T3"> {Primary; 2025; Global; High; Verified}</text:span></text:p>
          </table:table-cell>
        </table:table-row>
      </table:table>
      <text:p text:style-name="P1"><text:span text:style-name="T3">In interbank and credit networks, early-warning signals of topological collapse are often undetectable if the network is reconstructed from partial, specific data.</text:span><text:span text:style-name="T6">36</text:span><text:span text:style-name="T3"> {Secondary; 2013; Global; Moderate Reliability; Gaps: unverified}. Transitions to crisis can be preceded by "anomalous debt loops" starting years before the realized default.</text:span><text:span text:style-name="T6">36</text:span><text:span text:style-name="T3"> {Secondary; 2013; Global; Moderate Reliability; Gaps: unverified}.</text:span></text:p>
      <text:p text:style-name="P14"><text:span text:style-name="T1">II. Intervention Paradoxes and Consent Boundaries</text:span></text:p>
      <text:p text:style-name="P1"><text:span text:style-name="T3">Intervening in a collapsing behavioral system presents a conflict between the preservation of agent autonomy and the prevention of catastrophic harm. Second-order cybernetics defines the most ethical action as that which "increases the number of choices".</text:span><text:span text:style-name="T6">38</text:span><text:span text:style-name="T3"> {Secondary; 2025; Global; High Reliability; Verified}.</text:span></text:p>
      <text:p text:style-name="P13"><text:span text:style-name="T1">Autonomy versus Harm Prevention Boundaries</text:span></text:p>
      <text:p text:style-name="P1"><text:span text:style-name="T3">Intervention timing is a critical variable. Early intervention may be viewed as a violation of trust by a trauma-adapted nervous system, yet non-intervention enables harm that may permanently restrict the agent's future choices.</text:span><text:span text:style-name="T6">39</text:span><text:span text:style-name="T3"> {Secondary; 2025; Global; Moderate Reliability; Gaps: unverified}. Oregon law establishes the boundary for involuntary intervention in ORS 426.130, requiring a court determination by "clear and convincing evidence" that the individual is a "person with mental illness," defined as being "dangerous to self or others" or "unable to provide for basic personal needs".</text:span><text:span text:style-name="T6">41</text:span><text:span text:style-name="T3"> {Primary; 2019-2025; Oregon; High Reliability; Verified}.</text:span></text:p>
      <text:p text:style-name="P1"><text:span text:style-name="T3">The 2025 legislative update (HB 2005) further clarifies "danger to others" as behavior resulting in physical harm where it is "reasonably foreseeable" that the person will do so again in the "near future".</text:span><text:span text:style-name="T6">43</text:span><text:span text:style-name="T3"> {Primary; 2025; Oregon; High Reliability; Verified}. In terms of financial autonomy, ORS 124.110 allows for legal action when a person "wrongfully takes or appropriates money or property of a vulnerable person," regardless of whether a fiduciary relationship exists.</text:span><text:span text:style-name="T6">45</text:span><text:span text:style-name="T3"> {Primary; 2014-2025; Oregon; High Reliability; Verified}.</text:span></text:p>
      <text:p text:style-name="P13"><text:span text:style-name="T1">Shame-Attack Responses and Feedback Loop Blockage</text:span></text:p>
      <text:p text:style-name="P1"><text:span text:style-name="T3">Individuals with trauma histories often experience "shame-attack" responses to direct confrontation. Shame is a "multidimensional" emotion and a significant mediator in the relationship between ACEs and later harm inflicted on self and others.</text:span><text:span text:style-name="T6">48</text:span><text:span text:style-name="T3"> {Secondary; 2019-2022; UK/Global; High Reliability; Verified}. The neurophysiology of shame involves a "dorsal vagal drop" (Porges) from hyper-arousal to hypo-arousal, characterized by a lifeless state matching a self-narrative of worthlessness.</text:span><text:span text:style-name="T6">23</text:span><text:span text:style-name="T3"> {Secondary; 2011; Global; Moderate Reliability; Verified}.</text:span></text:p>
      <text:p text:style-name="P2"/>
      <table:table table:name="Table3" table:style-name="Table3">
        <table:table-column table:style-name="Table3.A" table:number-columns-repeated="3"/>
        <table:table-row table:style-name="Table3.1">
          <table:table-cell table:style-name="Table3.A1" office:value-type="string">
            <text:p text:style-name="P1"><text:span text:style-name="T4">Shame Response Type</text:span></text:p>
          </table:table-cell>
          <table:table-cell table:style-name="Table3.A1" office:value-type="string">
            <text:p text:style-name="P1"><text:span text:style-name="T4">Behavioral manifestation</text:span></text:p>
          </table:table-cell>
          <table:table-cell table:style-name="Table3.A1" office:value-type="string">
            <text:p text:style-name="P1"><text:span text:style-name="T4">Feedback Loop Impact</text:span></text:p>
          </table:table-cell>
        </table:table-row>
        <table:table-row table:style-name="Table3.1">
          <table:table-cell table:style-name="Table3.A1" office:value-type="string">
            <text:p text:style-name="P1"><text:span text:style-name="T4">Withdrawal</text:span></text:p>
          </table:table-cell>
          <table:table-cell table:style-name="Table3.A1" office:value-type="string">
            <text:p text:style-name="P1"><text:span text:style-name="T3">Isolation, running away, cutting off connections.</text:span><text:span text:style-name="T6">26</text:span></text:p>
          </table:table-cell>
          <table:table-cell table:style-name="Table3.A1" office:value-type="string">
            <text:p text:style-name="P1"><text:span text:style-name="T3">System becomes "closed," ignoring all external corrective inputs.</text:span><text:span text:style-name="T6">26</text:span><text:span text:style-name="T3"> {Secondary; 2022; Global; High; Verified}</text:span></text:p>
          </table:table-cell>
        </table:table-row>
        <table:table-row table:style-name="Table3.1">
          <table:table-cell table:style-name="Table3.A1" office:value-type="string">
            <text:p text:style-name="P1"><text:span text:style-name="T4">Attack Self</text:span></text:p>
          </table:table-cell>
          <table:table-cell table:style-name="Table3.A1" office:value-type="string">
            <text:p text:style-name="P1"><text:span text:style-name="T3">Self-criticism, self-deprecation, contempt towards oneself.</text:span><text:span text:style-name="T6">26</text:span></text:p>
          </table:table-cell>
          <table:table-cell table:style-name="Table3.A1" office:value-type="string">
            <text:p text:style-name="P1"><text:span text:style-name="T3">Feedback is internalized as proof of worthlessness, entrenching the failure.</text:span><text:span text:style-name="T6">26</text:span><text:span text:style-name="T3"> {Secondary; 2022; Global; High; Verified}</text:span></text:p>
          </table:table-cell>
        </table:table-row>
        <table:table-row table:style-name="Table3.1">
          <table:table-cell table:style-name="Table3.A1" office:value-type="string">
            <text:p text:style-name="P1"><text:span text:style-name="T4">Avoidance</text:span></text:p>
          </table:table-cell>
          <table:table-cell table:style-name="Table3.A1" office:value-type="string">
            <text:p text:style-name="P1"><text:span text:style-name="T3">Denying shame messages, distraction, self-medication.</text:span><text:span text:style-name="T6">26</text:span></text:p>
          </table:table-cell>
          <table:table-cell table:style-name="Table3.A1" office:value-type="string">
            <text:p text:style-name="P1"><text:span text:style-name="T3">Message is "bypassed," preventing the violation of expectancies needed for learning.</text:span><text:span text:style-name="T6">26</text:span><text:span text:style-name="T3"> {Secondary; 2014-2022; Global; High; Verified}</text:span></text:p>
          </table:table-cell>
        </table:table-row>
        <table:table-row table:style-name="Table3.1">
          <table:table-cell table:style-name="Table3.A1" office:value-type="string">
            <text:p text:style-name="P1"><text:span text:style-name="T4">Attack Others</text:span></text:p>
          </table:table-cell>
          <table:table-cell table:style-name="Table3.A1" office:value-type="string">
            <text:p text:style-name="P1"><text:span text:style-name="T3">Turning anger outward; blame-shifting.</text:span><text:span text:style-name="T6">26</text:span></text:p>
          </table:table-cell>
          <table:table-cell table:style-name="Table3.A1" office:value-type="string">
            <text:p text:style-name="P1"><text:span text:style-name="T3">Externalizes the cause of failure, protecting the fragile "inner child".</text:span><text:span text:style-name="T6">14</text:span><text:span text:style-name="T3"> {Secondary; 1990-2022; Global; High; Verified}</text:span></text:p>
          </table:table-cell>
        </table:table-row>
      </table:table>
      <text:p text:style-name="P1"><text:soft-page-break/><text:span text:style-name="T3">Corrective feedback in this state is often misinterpreted as a "violation of trust," resulting in greater de-stabilization.</text:span><text:span text:style-name="T6">40</text:span><text:span text:style-name="T3"> {Secondary; 2025; Global; Moderate Reliability; Gaps: unverified}.</text:span></text:p>
      <text:p text:style-name="P13"><text:span text:style-name="T1">Reintegrative Communication Frameworks</text:span></text:p>
      <text:p text:style-name="P1"><text:span text:style-name="T3">To reduce defensive reactions while maintaining accountability, communication should follow the principles of "reintegrative shaming" proposed by John Braithwaite.</text:span><text:span text:style-name="T6">52</text:span><text:span text:style-name="T3"> {Secondary; 1989-2004; Global; High Reliability; Verified}. Reintegrative shaming communicates disapproval of the act within a "continuum of respect" for the individual, whereas "disintegrative shaming" (stigmatization) treats the wrongdoer as an outcast and a "bad person," reinforcing criminal identities.</text:span><text:span text:style-name="T6">52</text:span><text:span text:style-name="T3"> {Secondary; 1989-2023; Australia/Global; High Reliability; Verified}.</text:span></text:p>
      <text:p text:style-name="P1"><text:span text:style-name="T3">Reintegrative frameworks emphasize:</text:span></text:p>
      <text:list xml:id="list1045203309" text:style-name="WWNum1">
        <text:list-item>
          <text:p text:style-name="P3"><text:span text:style-name="T4">Decertifying Deviance:</text:span><text:span text:style-name="T3"> Ceremonies of disapproval must be followed by gestures of reacceptance into the community.</text:span><text:span text:style-name="T6">52</text:span></text:p>
        </text:list-item>
        <text:list-item>
          <text:p text:style-name="P3"><text:span text:style-name="T4">Moral Reasoning:</text:span><text:span text:style-name="T3"> Confronting misconduct with moral reasoning is more effective than punitive authoritarianism.</text:span><text:span text:style-name="T6">53</text:span></text:p>
        </text:list-item>
        <text:list-item>
          <text:p text:style-name="P3"><text:span text:style-name="T4">Process Control:</text:span><text:span text:style-name="T3"> Empowering individuals with control over the restorative process rather than subordinating them to formal legal roles.</text:span><text:span text:style-name="T6">53</text:span></text:p>
        </text:list-item>
      </text:list>
      <text:p text:style-name="P13"><text:span text:style-name="T1">Structuring Natural Consequences</text:span></text:p>
      <text:p text:style-name="P1"><text:span text:style-name="T3">Natural consequences can be structured to provide corrective feedback without direct confrontation. In second-order cybernetics, this involves "operational closure," where the system noticed how the world responds to its behavior and is forced to adjust.</text:span><text:span text:style-name="T6">19</text:span><text:span text:style-name="T3"> {Secondary; 2025; Global; High Reliability; Verified}.</text:span></text:p>
      <text:p text:style-name="P1"><text:span text:style-name="T3">In small-business partnerships, the legal "Notice of Breach of Fiduciary Duty" (ORS 73.0307) serves as a structured natural consequence. If a taker has knowledge of the fiduciary status, and the transaction is for the fiduciary's personal benefit, they are on notice of the claim of the represented person.</text:span><text:span text:style-name="T6">55</text:span><text:span text:style-name="T3"> {Primary; 1993-2025; Oregon; High Reliability; Verified}. This systemic barrier prevents the individual from continuing the breach without explicitly "seeing" the consequences of their actions in the marketplace.</text:span></text:p>
      <text:p text:style-name="P14"><text:span text:style-name="T1">III. System Stabilization During Active Collapse</text:span></text:p>
      <text:p text:style-name="P1"><text:span text:style-name="T3">Stabilization of an individual mid-collapse requires "trauma-responsive services" that recognize the pervasive impact of trauma and establish a sense of physical and emotional safety.</text:span><text:span text:style-name="T6">5</text:span><text:span text:style-name="T3"> {Secondary; 2014-2015; Global; High Reliability; Verified}.</text:span></text:p>
      <text:p text:style-name="P13"><text:span text:style-name="T1">Evidence-Based Protocols for Stabilization</text:span></text:p>
      <text:p text:style-name="P1"><text:span text:style-name="T3">Stabilization protocols derived from SAMHSA's TIP 57 emphasize that traumatic stress reactions are "normal reactions to abnormal situations".</text:span><text:span text:style-name="T6">5</text:span><text:span text:style-name="T3"> {Secondary; 2015; Global; High Reliability; Verified}.</text:span></text:p>
      <text:p text:style-name="P2"/>
      <table:table table:name="Table4" table:style-name="Table4">
        <table:table-column table:style-name="Table4.A" table:number-columns-repeated="3"/>
        <table:table-row table:style-name="Table4.1">
          <table:table-cell table:style-name="Table4.A1" office:value-type="string">
            <text:p text:style-name="P1"><text:span text:style-name="T4">Stabilization Action</text:span></text:p>
          </table:table-cell>
          <table:table-cell table:style-name="Table4.A1" office:value-type="string">
            <text:p text:style-name="P1"><text:span text:style-name="T4">Metacybernetic Function</text:span></text:p>
          </table:table-cell>
          <table:table-cell table:style-name="Table4.A1" office:value-type="string">
            <text:p text:style-name="P1"><text:span text:style-name="T4">Evidence Basis</text:span></text:p>
          </table:table-cell>
        </table:table-row>
        <table:table-row table:style-name="Table4.1">
          <table:table-cell table:style-name="Table4.A1" office:value-type="string">
            <text:p text:style-name="P1"><text:span text:style-name="T4">Psychological First Aid</text:span></text:p>
          </table:table-cell>
          <table:table-cell table:style-name="Table4.A1" office:value-type="string">
            <text:p text:style-name="P1"><text:span text:style-name="T3">Stabilization of the Autonomic Nervous System (ANS).</text:span><text:span text:style-name="T6">57</text:span></text:p>
          </table:table-cell>
          <table:table-cell table:style-name="Table4.A1" office:value-type="string">
            <text:p text:style-name="P1"><text:span text:style-name="T3">Focus on contact, engagement, safety, and comfort.</text:span><text:span text:style-name="T6">57</text:span><text:span text:style-name="T3"> {Secondary; 2014; Global; High; Verified}</text:span></text:p>
          </table:table-cell>
        </table:table-row>
        <table:table-row table:style-name="Table4.1">
          <table:table-cell table:style-name="Table4.A1" office:value-type="string">
            <text:p text:style-name="P1"><text:span text:style-name="T4">Co-Regulation</text:span></text:p>
          </table:table-cell>
          <table:table-cell table:style-name="Table4.A1" office:value-type="string">
            <text:p text:style-name="P1"><text:span text:style-name="T3">Using the therapist's/observer's calm presence to support the individual.</text:span><text:span text:style-name="T6">11</text:span></text:p>
          </table:table-cell>
          <table:table-cell table:style-name="Table4.A1" office:value-type="string">
            <text:p text:style-name="P1"><text:span text:style-name="T3">Anchored in the "ventral vagal state" of safety and connection.</text:span><text:span text:style-name="T6">58</text:span><text:span text:style-name="T3"> {Secondary; 2022-2025; Global; High; Verified}</text:span></text:p>
          </table:table-cell>
        </table:table-row>
        <table:table-row table:style-name="Table4.1">
          <table:table-cell table:style-name="Table4.A1" office:value-type="string">
            <text:p text:style-name="P1"><text:span text:style-name="T4">Transparency</text:span></text:p>
          </table:table-cell>
          <table:table-cell table:style-name="Table4.A1" office:value-type="string">
            <text:p text:style-name="P1"><text:span text:style-name="T3">Making operations and decisions open to building trust.</text:span><text:span text:style-name="T6">60</text:span></text:p>
          </table:table-cell>
          <table:table-cell table:style-name="Table4.A1" office:value-type="string">
            <text:p text:style-name="P1"><text:span text:style-name="T3">Integration of "knowledge application" (KAP) to normalize stress.</text:span><text:span text:style-name="T6">5</text:span><text:span text:style-name="T3"> {Secondary; 2015; Global; High; Verified}</text:span></text:p>
          </table:table-cell>
        </table:table-row>
        <table:table-row table:style-name="Table4.1">
          <table:table-cell table:style-name="Table4.A1" office:value-type="string">
            <text:p text:style-name="P1"><text:span text:style-name="T4">Somatic Micro-Regulation</text:span></text:p>
          </table:table-cell>
          <table:table-cell table:style-name="Table4.A1" office:value-type="string">
            <text:p text:style-name="P1"><text:span text:style-name="T3">Deep breathing, rhythm, and movement to facilitate state shifts.</text:span><text:span text:style-name="T6">58</text:span></text:p>
          </table:table-cell>
          <table:table-cell table:style-name="Table4.A1" office:value-type="string">
            <text:p text:style-name="P1"><text:span text:style-name="T3">Proprioceptive feedback loops aiding in autonomic regulation.</text:span><text:span text:style-name="T6">61</text:span><text:span text:style-name="T3"> {Secondary; 2022-2025; Global; High; Verified}</text:span></text:p>
          </table:table-cell>
        </table:table-row>
      </table:table>
      <text:p text:style-name="P1"><text:span text:style-name="T3">In the behavior stabilization phase, it is critical to shift the focus from "What is wrong with you?" to "What has happened to you?" and "What has worked for you?".</text:span><text:span text:style-name="T6">5</text:span><text:span text:style-name="T3"> {Secondary; 2015-2022; Global; High Reliability; Verified}.</text:span></text:p>
      <text:p text:style-name="P13"><text:soft-page-break/><text:span text:style-name="T1">Compassion versus Enabling</text:span></text:p>
      <text:p text:style-name="P1"><text:span text:style-name="T3">Stabilization must avoid "enabling," which metacybernetically corresponds to removing the negative feedback that allows a system to self-correct. Compassion must be grounded in "love and empathy" but remain "firm" with "clear boundaries".</text:span><text:span text:style-name="T6">60</text:span><text:span text:style-name="T3"> {Secondary; 2025; Global; Moderate Reliability; Gaps: unverified}. Enabling occurs when the observer takes responsibility for the individual's actions, allowing them to remain in a state of "second-order deficiency" where they do not account for their own behavior.</text:span><text:span text:style-name="T6">2</text:span><text:span text:style-name="T3"> {Secondary; 2018; Global; Moderate Reliability; Gaps: unverified}.</text:span></text:p>
      <text:p text:style-name="P13"><text:span text:style-name="T1">The Critical Role of Documentation</text:span></text:p>
      <text:p text:style-name="P1"><text:span text:style-name="T3">Documentation is both a legal safeguard and a clinical tool for mapping feedback loops.</text:span></text:p>
      <text:list xml:id="list1774217939" text:style-name="WWNum2">
        <text:list-item>
          <text:p text:style-name="P4"><text:span text:style-name="T4">Legal Protection:</text:span><text:span text:style-name="T3"> In Oregon, fiduciary duties remain until the partnership relationship is terminated or wound up.</text:span><text:span text:style-name="T6">62</text:span><text:span text:style-name="T3"> {Primary; 1950-2005; Oregon; High Reliability; Verified}. Precise documentation of the date the plaintiff "should have discovered the injury" determines the statute of limitations for breach of fiduciary duty (ORS 12.110(1)).</text:span><text:span text:style-name="T6">63</text:span><text:span text:style-name="T3"> {Primary; 2016; Oregon; High Reliability; Verified}.</text:span></text:p>
        </text:list-item>
        <text:list-item>
          <text:p text:style-name="P4"><text:span text:style-name="T4">Intervention Planning:</text:span><text:span text:style-name="T3"> Client contact documentation must include social history, assessment, and intervention strategies, completed "as soon as possible after contact" to ensure continuity of care.</text:span><text:span text:style-name="T6">64</text:span><text:span text:style-name="T3"> {Secondary; 2025; Global; High Reliability; Verified}.</text:span></text:p>
        </text:list-item>
        <text:list-item>
          <text:p text:style-name="P4"><text:span text:style-name="T4">Evidence Collection:</text:span><text:span text:style-name="T3"> "Timeline documentation" of communications and consequence triggers (e.g., when the individual was informed of a breach) allows for "Strong Inference" (Platt, 1964) when testing hypotheses about the individual's responsiveness to feedback.</text:span><text:span text:style-name="T6">65</text:span><text:span text:style-name="T3"> {Secondary; 2024; Global; Moderate Reliability; Gaps: unverified}.</text:span></text:p>
        </text:list-item>
      </text:list>
      <text:p text:style-name="P13"><text:span text:style-name="T1">Scientific Distance and Emotional Presence</text:span></text:p>
      <text:p text:style-name="P1"><text:span text:style-name="T3">The metacybernetic model of "observer-included" participation requires the practitioner to maintain an "epistemological superposition"—navigating multiple perspectives to enhance integrity.</text:span><text:span text:style-name="T6">38</text:span><text:span text:style-name="T3"> {Secondary; 2025; Global; Moderate Reliability; Gaps: unverified}. This balance allows the observer to be a "good witness" while allowing the individual to perform the "state regulation" themselves.</text:span><text:span text:style-name="T6">40</text:span><text:span text:style-name="T3"> {Secondary; 2025; Global; Moderate Reliability; Gaps: unverified}. If the observer becomes too intrusive when the individual is de-stabilized, it results in greater reactivity and "shame spirals".</text:span><text:span text:style-name="T6">26</text:span><text:span text:style-name="T3"> {Secondary; 2022-2025; Global; Moderate Reliability; Verified}.</text:span></text:p>
      <text:p text:style-name="P14"><text:span text:style-name="T1">IV. Post-Collapse Integration and Growth</text:span></text:p>
      <text:p text:style-name="P1"><text:span text:style-name="T3">The integration phase differentiates successful stabilization from failed attempts that lead to deeper collapse. Success is defined by the individual’s transition from external control (e.g., legal or interpersonal pressure) to internal control (self-regulation).</text:span><text:span text:style-name="T6">54</text:span><text:span text:style-name="T3"> {Secondary; 1989-2023; Australia/Global; High Reliability; Verified}.</text:span></text:p>
      <text:p text:style-name="P13"><text:span text:style-name="T1">Differentiating Successful Interventions</text:span></text:p>
      <text:p text:style-name="P1"><text:span text:style-name="T3">Successful interventions lead to "insight" regarding the illness or behavior patterns and the impact of those patterns on the individual's ability to follow recommendations.</text:span><text:span text:style-name="T6">43</text:span><text:span text:style-name="T3"> {Primary; 2025; Oregon; High Reliability; Verified}.</text:span></text:p>
      <text:p text:style-name="P2"/>
      <table:table table:name="Table5" table:style-name="Table5">
        <table:table-column table:style-name="Table5.A" table:number-columns-repeated="3"/>
        <table:table-row table:style-name="Table5.1">
          <table:table-cell table:style-name="Table5.A1" office:value-type="string">
            <text:p text:style-name="P1"><text:span text:style-name="T4">Success Indicator</text:span></text:p>
          </table:table-cell>
          <table:table-cell table:style-name="Table5.A1" office:value-type="string">
            <text:p text:style-name="P1"><text:span text:style-name="T4">Metacybernetic Logic</text:span></text:p>
          </table:table-cell>
          <table:table-cell table:style-name="Table5.A1" office:value-type="string">
            <text:p text:style-name="P1"><text:span text:style-name="T4">Behavioral Marker</text:span></text:p>
          </table:table-cell>
        </table:table-row>
        <table:table-row table:style-name="Table5.1">
          <table:table-cell table:style-name="Table5.A1" office:value-type="string">
            <text:p text:style-name="P1"><text:span text:style-name="T4">Responsibility</text:span></text:p>
          </table:table-cell>
          <table:table-cell table:style-name="Table5.A1" office:value-type="string">
            <text:p text:style-name="P1"><text:span text:style-name="T3">System accepts responsibility for its own accounting.</text:span><text:span text:style-name="T6">1</text:span></text:p>
          </table:table-cell>
          <table:table-cell table:style-name="Table5.A1" office:value-type="string">
            <text:p text:style-name="P1"><text:span text:style-name="T3">Admitting harm in front of stakeholders; making amends.</text:span><text:span text:style-name="T6">54</text:span><text:span text:style-name="T3"> {Secondary; 1989-2025; Global; High; Verified}</text:span></text:p>
          </table:table-cell>
        </table:table-row>
        <table:table-row table:style-name="Table5.1">
          <table:table-cell table:style-name="Table5.A1" office:value-type="string">
            <text:p text:style-name="P1"><text:span text:style-name="T4">Viability</text:span></text:p>
          </table:table-cell>
          <table:table-cell table:style-name="Table5.A1" office:value-type="string">
            <text:p text:style-name="P1"><text:span text:style-name="T3">System achieves both stability and uncertainty reduction.</text:span><text:span text:style-name="T6">21</text:span></text:p>
          </table:table-cell>
          <table:table-cell table:style-name="Table5.A1" office:value-type="string">
            <text:p text:style-name="P1"><text:span text:style-name="T3">Successful navigation of "conditions of placement" or release.</text:span><text:span text:style-name="T6">67</text:span><text:span text:style-name="T3"> {Primary; 2023; Oregon; High; Verified}</text:span></text:p>
          </table:table-cell>
        </table:table-row>
        <table:table-row table:style-name="Table5.1">
          <table:table-cell table:style-name="Table5.A1" office:value-type="string">
            <text:p text:style-name="P1"><text:span text:style-name="T4">Integration</text:span></text:p>
          </table:table-cell>
          <table:table-cell table:style-name="Table5.A1" office:value-type="string">
            <text:p text:style-name="P1"><text:span text:style-name="T3">Integration of reality into a virtual ideate structure.</text:span><text:span text:style-name="T6">21</text:span></text:p>
          </table:table-cell>
          <table:table-cell table:style-name="Table5.A1" office:value-type="string">
            <text:p text:style-name="P1"><text:span text:style-name="T3">"Rebiographing"; redefining the ethical self.</text:span><text:span text:style-name="T6">51</text:span><text:span text:style-name="T3"> {Secondary; 2005-2021; Global; Moderate; Verified}</text:span></text:p>
          </table:table-cell>
        </table:table-row>
        <table:table-row table:style-name="Table5.1">
          <table:table-cell table:style-name="Table5.A1" office:value-type="string">
            <text:p text:style-name="P1"><text:span text:style-name="T4">Resilience</text:span></text:p>
          </table:table-cell>
          <table:table-cell table:style-name="Table5.A1" office:value-type="string">
            <text:p text:style-name="P1"><text:span text:style-name="T3">Capability for "stronger more connected communities".</text:span><text:span text:style-name="T6">68</text:span></text:p>
          </table:table-cell>
          <table:table-cell table:style-name="Table5.A1" office:value-type="string">
            <text:p text:style-name="P1"><text:span text:style-name="T3">Engagement in restorative circles; repaired bonds.</text:span><text:span text:style-name="T6">66</text:span><text:span text:style-name="T3"> {Secondary; 2021-2025; Global; High; Verified}</text:span></text:p>
          </table:table-cell>
        </table:table-row>
      </table:table>
      <text:p text:style-name="P1"><text:span text:style-name="T3">Failed interventions are those where the feedback is bypassed, resulting in "doubling down" on risk-taking. This is often associated with neurological deficits in the prefrontal cortex (PFC) or anterior cingulate cortex (ACC), where the system fails to learn from disadvantageous options.</text:span><text:span text:style-name="T6">69</text:span><text:span text:style-name="T3"> {Primary; 2017; Global; High Reliability; Verified}.</text:span></text:p>
      <text:p text:style-name="P13"><text:span text:style-name="T1">ML Algorithms for Predicting Success Rates</text:span></text:p>
      <text:p text:style-name="P1"><text:soft-page-break/><text:span text:style-name="T3">ML models, particularly those using "reconstruction-based" approaches (Autoencoders), can predict intervention success by measuring the system's ability to return to its "normal" baseline after a perturbation.</text:span><text:span text:style-name="T6">70</text:span><text:span text:style-name="T3"> {Primary/Secondary; 2021-2025; Global; High Reliability; Verified}.</text:span></text:p>
      <text:p text:style-name="P1"><text:span text:style-name="T3">Feature sets for predicting success include:</text:span></text:p>
      <text:list xml:id="list103835202" text:style-name="WWNum3">
        <text:list-item>
          <text:p text:style-name="P5"><text:span text:style-name="T4">Temporal Dependencies:</text:span><text:span text:style-name="T3"> Using Long Short-Term Memory (LSTM) networks to remember long-term patterns and identify "return of fear" or "spontaneous recovery" of maladaptive behaviors.</text:span><text:span text:style-name="T6">50</text:span><text:span text:style-name="T3"> {Secondary; 2025; Global; High Reliability; Verified}.</text:span></text:p>
        </text:list-item>
        <text:list-item>
          <text:p text:style-name="P5"><text:span text:style-name="T4">SHAP Values:</text:span><text:span text:style-name="T3"> Utilizing SHAP (Shapley Additive Explanations) to identify which specific interventions (e.g., TIC strategies vs. legal consequences) are contributing most to the "normality measure".</text:span><text:span text:style-name="T6">73</text:span><text:span text:style-name="T3"> {Primary; 2025; Global; High Reliability; Verified}.</text:span></text:p>
        </text:list-item>
        <text:list-item>
          <text:p text:style-name="P5"><text:span text:style-name="T4">Context-Aware Scoring:</text:span><text:span text:style-name="T3"> Adjusting thresholds based on "workbook usage patterns" or life cycles to reduce false positives in behavioral monitoring.</text:span><text:span text:style-name="T6">74</text:span><text:span text:style-name="T3"> {Secondary; 2025; Global; Moderate Reliability; Gaps: unverified}.</text:span></text:p>
        </text:list-item>
      </text:list>
      <text:p text:style-name="P13"><text:span text:style-name="T1">Structuring "We Caught You Because We Care" Interventions</text:span></text:p>
      <text:p text:style-name="P1"><text:span text:style-name="T3">To maximize receptivity, interventions must be framed as supportive mechanisms for community reintegration. Restorative justice programs aim to put "key decisions into the hands of those most harmed," making justice transformative rather than just punitive.</text:span><text:span text:style-name="T6">75</text:span><text:span text:style-name="T3"> {Secondary; 2016-2025; Global; High Reliability; Verified}. This involves a "shoulder to shoulder" approach that emphasizes the individual's worth and capacity for relational repair.</text:span><text:span text:style-name="T6">60</text:span><text:span text:style-name="T3"> {Secondary; 2025; Global; High Reliability; Verified}.</text:span></text:p>
      <text:p text:style-name="P1"><text:span text:style-name="T3">The "unifying hypothesis" of restorative practice is that humans are "happier, more cooperative, and more likely to make positive changes" when authorities do things </text:span><text:span text:style-name="T5">with</text:span><text:span text:style-name="T3"> them, rather than </text:span><text:span text:style-name="T5">to</text:span><text:span text:style-name="T3"> them or </text:span><text:span text:style-name="T5">for</text:span><text:span text:style-name="T3"> them.</text:span><text:span text:style-name="T6">75</text:span><text:span text:style-name="T3"> {Secondary; 2016-2025; Global; High Reliability; Verified}.</text:span></text:p>
      <text:p text:style-name="P14"><text:span text:style-name="T1">V. Application to Broader Systems</text:span></text:p>
      <text:p text:style-name="P1"><text:span text:style-name="T3">The metacybernetic analysis of individual collapse scales to organizational and societal levels, where systemic risk is often exacerbated by the same avoidance patterns seen in individuals.</text:span></text:p>
      <text:p text:style-name="P13"><text:span text:style-name="T1">Individual Avoidance versus Institutional Failure</text:span></text:p>
      <text:p text:style-name="P1"><text:span text:style-name="T3">Organizational systems can exhibit "organizational silence," where detailed empirical data on failures is hidden or ignored.</text:span><text:span text:style-name="T6">55</text:span><text:span text:style-name="T3"> {Secondary; 2010-2025; Global; Moderate Reliability; Gaps: unverified}. Institutions, like individuals, may experience "cascading overloads" where configuration mismanagement or dependency failures propagate through interconnected data pipelines.</text:span><text:span text:style-name="T6">34</text:span><text:span text:style-name="T3"> {Secondary; 2025; Global; Moderate Reliability; Gaps: unverified}.</text:span></text:p>
      <text:p text:style-name="P2"/>
      <table:table table:name="Table6" table:style-name="Table6">
        <table:table-column table:style-name="Table6.A" table:number-columns-repeated="3"/>
        <table:table-row table:style-name="Table6.1">
          <table:table-cell table:style-name="Table6.A1" office:value-type="string">
            <text:p text:style-name="P1"><text:span text:style-name="T4">System Scale</text:span></text:p>
          </table:table-cell>
          <table:table-cell table:style-name="Table6.A1" office:value-type="string">
            <text:p text:style-name="P1"><text:span text:style-name="T4">Avoidance Pattern</text:span></text:p>
          </table:table-cell>
          <table:table-cell table:style-name="Table6.A1" office:value-type="string">
            <text:p text:style-name="P1"><text:span text:style-name="T4">Failure Mechanism</text:span></text:p>
          </table:table-cell>
        </table:table-row>
        <table:table-row table:style-name="Table6.1">
          <table:table-cell table:style-name="Table6.A1" office:value-type="string">
            <text:p text:style-name="P1"><text:span text:style-name="T4">Individual</text:span></text:p>
          </table:table-cell>
          <table:table-cell table:style-name="Table6.A1" office:value-type="string">
            <text:p text:style-name="P1"><text:span text:style-name="T3">Internalization of shame.</text:span><text:span text:style-name="T6">23</text:span></text:p>
          </table:table-cell>
          <table:table-cell table:style-name="Table6.A1" office:value-type="string">
            <text:p text:style-name="P1"><text:span text:style-name="T3">Dorsal vagal shutdown; collapse of the self-system.</text:span><text:span text:style-name="T6">12</text:span><text:span text:style-name="T3"> {Secondary; 2011-2022; Global; High; Verified}</text:span></text:p>
          </table:table-cell>
        </table:table-row>
        <table:table-row table:style-name="Table6.1">
          <table:table-cell table:style-name="Table6.A1" office:value-type="string">
            <text:p text:style-name="P1"><text:span text:style-name="T4">Institutional</text:span></text:p>
          </table:table-cell>
          <table:table-cell table:style-name="Table6.A1" office:value-type="string">
            <text:p text:style-name="P1"><text:span text:style-name="T3">Concealment of irregularities; underreporting.</text:span><text:span text:style-name="T6">17</text:span></text:p>
          </table:table-cell>
          <table:table-cell table:style-name="Table6.A1" office:value-type="string">
            <text:p text:style-name="P1"><text:span text:style-name="T3">Breach of fiduciary duty; lying to assembly funds.</text:span><text:span text:style-name="T6">17</text:span><text:span text:style-name="T3"> {Primary; 1993-2025; Oregon; High; Verified}</text:span></text:p>
          </table:table-cell>
        </table:table-row>
        <table:table-row table:style-name="Table6.1">
          <table:table-cell table:style-name="Table6.A1" office:value-type="string">
            <text:p text:style-name="P1"><text:span text:style-name="T4">Societal</text:span></text:p>
          </table:table-cell>
          <table:table-cell table:style-name="Table6.A1" office:value-type="string">
            <text:p text:style-name="P1"><text:span text:style-name="T3">Failure to communicate shaming of major crimes (e.g., rape).</text:span><text:span text:style-name="T6">51</text:span></text:p>
          </table:table-cell>
          <table:table-cell table:style-name="Table6.A1" office:value-type="string">
            <text:p text:style-name="P1"><text:span text:style-name="T3">Defiance subcultures; destruction of social cohesion.</text:span><text:span text:style-name="T6">51</text:span><text:span text:style-name="T3"> {Secondary; 1989-2005; Global; Moderate; Verified}</text:span></text:p>
          </table:table-cell>
        </table:table-row>
      </table:table>
      <text:p text:style-name="P13"><text:span text:style-name="T1">Machine Learning Feature Sets for Generalized System Health</text:span></text:p>
      <text:p text:style-name="P1"><text:span text:style-name="T3">Relevant ML features for monitoring across scales focus on the "physics of organization and message passing".</text:span><text:span text:style-name="T6">79</text:span><text:span text:style-name="T3"> {Secondary; 2025; Global; High Reliability; Verified}.</text:span></text:p>
      <text:list xml:id="list1532126014" text:style-name="WWNum4">
        <text:list-item>
          <text:p text:style-name="P6"><text:span text:style-name="T4">Contextual Anomalies:</text:span><text:span text:style-name="T3"> Data points that are abnormal only within a given situational frame (e.g., sudden increase in data requests mimicking legitimate user patterns).</text:span><text:span text:style-name="T6">34</text:span><text:span text:style-name="T3"> {Secondary; 2025; Global; High Reliability; Verified}.</text:span></text:p>
        </text:list-item>
        <text:list-item>
          <text:p text:style-name="P6"><text:span text:style-name="T4">Collective Anomalies:</text:span><text:span text:style-name="T3"> A series of contiguous data points that together form an unexpected pattern (e.g., gradual performance degradation indicating a stealthy attack).</text:span><text:span text:style-name="T6">6</text:span><text:span text:style-name="T3"> {Secondary; 2025; Global; High Reliability; Verified}.</text:span></text:p>
        </text:list-item>
        <text:list-item>
          <text:p text:style-name="P6"><text:soft-page-break/><text:span text:style-name="T4">Spatiotemporal Features:</text:span><text:span text:style-name="T3"> Analysis of action sequences to recognize particular events (e.g., student postures indicating cheating or suspicious activity in shops).</text:span><text:span text:style-name="T6">81</text:span><text:span text:style-name="T3"> {Primary; 2022; Global; Moderate Reliability; Verified}.</text:span></text:p>
        </text:list-item>
        <text:list-item>
          <text:p text:style-name="P6"><text:span text:style-name="T4">Inhibitory Learning Metrics:</text:span><text:span text:style-name="T3"> Tracking "violation of expectancies" to measure a system's capacity for extinction of maladaptive responses.</text:span><text:span text:style-name="T6">50</text:span><text:span text:style-name="T3"> {Primary; 2014; Global; High Reliability; Verified}.</text:span></text:p>
        </text:list-item>
      </text:list>
      <text:p text:style-name="P13"><text:span text:style-name="T1">Resilience and Community Frameworks</text:span></text:p>
      <text:p text:style-name="P1"><text:span text:style-name="T3">Resilience in complex, highly coupled networks depends on "topological robustness"—designing structures that are least susceptible to overload-based cascades.</text:span><text:span text:style-name="T6">32</text:span><text:span text:style-name="T3"> {Secondary; 2025; Global; Moderate Reliability; Gaps: unverified}. Stabilization scaling involves the "intentional removal of nodes having small load and edges having large excess," which reduces the size of a potential cascade.</text:span><text:span text:style-name="T6">32</text:span><text:span text:style-name="T3"> {Secondary; 2025; Global; Moderate Reliability; Gaps: unverified}.</text:span></text:p>
      <text:p text:style-name="P1"><text:span text:style-name="T3">At the community level, "polyvagal-informed interventions" prioritize "bottom-up safety" through embodied group rituals and relational repair.</text:span><text:span text:style-name="T6">58</text:span><text:span text:style-name="T3"> {Secondary; 2025; Global; Moderate Reliability; Gaps: unverified}. Leadership training grounded in nervous system science promotes psychological safety, allowing for feedback and conflict resolution rooted in "attunement and empathy".</text:span><text:span text:style-name="T6">58</text:span><text:span text:style-name="T3"> {Secondary; 2025; Global; Moderate Reliability; Gaps: unverified}.</text:span></text:p>
      <text:p text:style-name="P14"><text:span text:style-name="T1">Ethical Frameworks for Observation and Documentation</text:span></text:p>
      <text:p text:style-name="P1"><text:span text:style-name="T3">The metacybernetic observer-participant must navigate strict ethical boundaries, particularly when they possess both a personal stake and a scientific interest.</text:span></text:p>
      <text:p text:style-name="P13"><text:span text:style-name="T1">Managing Conflict of Interest and Self-Interest</text:span></text:p>
      <text:p text:style-name="P1"><text:span text:style-name="T3">In legal and professional settings, a "self-interest conflict" arises when there is a risk that the observer's personal fear for safety or interest in personal gain materially limits their ability to support the individual.</text:span><text:span text:style-name="T6">13</text:span><text:span text:style-name="T3"> {Secondary; 2015; Oregon; High Reliability; Verified}. Oregon’s RPC 1.7(b) allows for these conflicts to be resolved through "informed consent" only if the observer can still provide diligent and competent representation.</text:span><text:span text:style-name="T6">13</text:span><text:span text:style-name="T3"> {Secondary; 2015; Oregon; High Reliability; Verified}. If an action could impair objectivity, competence, or effectiveness, it must be avoided.</text:span><text:span text:style-name="T6">82</text:span><text:span text:style-name="T3"> {Secondary; 2025; Global; High Reliability; Verified}.</text:span></text:p>
      <text:p text:style-name="P13"><text:span text:style-name="T1">Mandatory Reporting and Duty to Warn</text:span></text:p>
      <text:p text:style-name="P1"><text:span text:style-name="T3">Observers in specific roles (e.g., business owners, therapists) may have legal obligations that supersede their loyalty to the individual.</text:span><text:span text:style-name="T6">83</text:span><text:span text:style-name="T3"> {Secondary; 2025; Global; High Reliability; Verified}.</text:span></text:p>
      <text:p text:style-name="P2"/>
      <table:table table:name="Table7" table:style-name="Table7">
        <table:table-column table:style-name="Table7.A" table:number-columns-repeated="3"/>
        <table:table-row table:style-name="Table7.1">
          <table:table-cell table:style-name="Table7.A1" office:value-type="string">
            <text:p text:style-name="P1"><text:span text:style-name="T4">Reporting Category</text:span></text:p>
          </table:table-cell>
          <table:table-cell table:style-name="Table7.A1" office:value-type="string">
            <text:p text:style-name="P1"><text:span text:style-name="T4">Legal Status (Oregon)</text:span></text:p>
          </table:table-cell>
          <table:table-cell table:style-name="Table7.A1" office:value-type="string">
            <text:p text:style-name="P1"><text:span text:style-name="T4">Triggers</text:span></text:p>
          </table:table-cell>
        </table:table-row>
        <table:table-row table:style-name="Table7.1">
          <table:table-cell table:style-name="Table7.A1" office:value-type="string">
            <text:p text:style-name="P1"><text:span text:style-name="T4">Financial Abuse</text:span></text:p>
          </table:table-cell>
          <table:table-cell table:style-name="Table7.A1" office:value-type="string">
            <text:p text:style-name="P1"><text:span text:style-name="T3">Mandatory for stockbrokers/advisors; encouraged for others.</text:span><text:span text:style-name="T6">84</text:span></text:p>
          </table:table-cell>
          <table:table-cell table:style-name="Table7.A1" office:value-type="string">
            <text:p text:style-name="P1"><text:span text:style-name="T3">Suspected financial exploitation of vulnerable adults (ORS 124).</text:span><text:span text:style-name="T6">84</text:span><text:span text:style-name="T3"> {Primary; 2014-2025; Oregon; High; Verified}</text:span></text:p>
          </table:table-cell>
        </table:table-row>
        <table:table-row table:style-name="Table7.1">
          <table:table-cell table:style-name="Table7.A1" office:value-type="string">
            <text:p text:style-name="P1"><text:span text:style-name="T4">Ethics/Misconduct</text:span></text:p>
          </table:table-cell>
          <table:table-cell table:style-name="Table7.A1" office:value-type="string">
            <text:p text:style-name="P1"><text:span text:style-name="T3">Mandatory for health professional licensees.</text:span><text:span text:style-name="T6">87</text:span></text:p>
          </table:table-cell>
          <table:table-cell table:style-name="Table7.A1" office:value-type="string">
            <text:p text:style-name="P1"><text:span text:style-name="T3">Reasonable cause to believe prohibited/unprofessional conduct occurred.</text:span><text:span text:style-name="T6">88</text:span><text:span text:style-name="T3"> {Primary; 2009-2025; Oregon; High; Verified}</text:span></text:p>
          </table:table-cell>
        </table:table-row>
        <table:table-row table:style-name="Table7.1">
          <table:table-cell table:style-name="Table7.A1" office:value-type="string">
            <text:p text:style-name="P1"><text:span text:style-name="T4">Third-Party Harm</text:span></text:p>
          </table:table-cell>
          <table:table-cell table:style-name="Table7.A1" office:value-type="string">
            <text:p text:style-name="P1"><text:span text:style-name="T3">Permissive (Oregon).</text:span><text:span text:style-name="T6">90</text:span></text:p>
          </table:table-cell>
          <table:table-cell table:style-name="Table7.A1" office:value-type="string">
            <text:p text:style-name="P1"><text:span text:style-name="T3">Serious threat of imminent serious physical harm to identifiable victims.</text:span><text:span text:style-name="T6">92</text:span><text:span text:style-name="T3"> {Secondary; 1976-2025; Oregon; High; Verified}</text:span></text:p>
          </table:table-cell>
        </table:table-row>
        <table:table-row table:style-name="Table7.1">
          <table:table-cell table:style-name="Table7.A1" office:value-type="string">
            <text:p text:style-name="P1"><text:span text:style-name="T4">Data Breach</text:span></text:p>
          </table:table-cell>
          <table:table-cell table:style-name="Table7.A1" office:value-type="string">
            <text:p text:style-name="P1"><text:span text:style-name="T3">Mandatory for entities (OCIPA).</text:span><text:span text:style-name="T6">93</text:span></text:p>
          </table:table-cell>
          <table:table-cell table:style-name="Table7.A1" office:value-type="string">
            <text:p text:style-name="P1"><text:span text:style-name="T3">Unauthorized acquisition of computerized data compromising integrity.</text:span><text:span text:style-name="T6">93</text:span><text:span text:style-name="T3"> {Primary; 2019-2025; Oregon; High; Verified}</text:span></text:p>
          </table:table-cell>
        </table:table-row>
      </table:table>
      <text:p text:style-name="P1"><text:span text:style-name="T3">In "permissive duty-to-warn" states like Oregon, the mental health provider can fulfill their duty by notifying the potential victim and law enforcement.</text:span><text:span text:style-name="T6">92</text:span><text:span text:style-name="T3"> {Primary/Secondary; 2012-2025; Oregon/US; High Reliability; Verified}. Professional inaccuracy in predicting violence does not negate the duty to protect if the peril to the public outweighs the protective privilege.</text:span><text:span text:style-name="T6">94</text:span><text:span text:style-name="T3"> {Secondary; 1976-2018; Global; Moderate Reliability; Verified}.</text:span></text:p>
      <text:p text:style-name="P13"><text:span text:style-name="T1">Documentation as Scientific Dataset</text:span></text:p>
      <text:p text:style-name="P1"><text:span text:style-name="T3">The observer's journal should be treated as a rigorous dataset to identify patterns of concern and their meanings.</text:span><text:span text:style-name="T6">96</text:span><text:span text:style-name="T3"> {Secondary; 2025; Global; Moderate Reliability; Gaps: unverified}. Documentation of the "Evaluation Test" should include:</text:span></text:p>
      <text:list xml:id="list2540495885" text:style-name="WWNum5">
        <text:list-item>
          <text:p text:style-name="P7"><text:span text:style-name="T3">Could the observer's action impair objectivity? </text:span><text:span text:style-name="T6">82</text:span></text:p>
        </text:list-item>
        <text:list-item>
          <text:p text:style-name="P7"><text:soft-page-break/><text:span text:style-name="T3">Does the action risk harm or exploitation to the group? </text:span><text:span text:style-name="T6">82</text:span></text:p>
        </text:list-item>
        <text:list-item>
          <text:p text:style-name="P7"><text:span text:style-name="T3">Was the individual informed of the limits of confidentiality? </text:span><text:span text:style-name="T6">91</text:span></text:p>
        </text:list-item>
      </text:list>
      <text:p text:style-name="P14"><text:span text:style-name="T1">Conclusion and Strategic Protocols</text:span></text:p>
      <text:p text:style-name="P1"><text:span text:style-name="T3">The metacybernetic analysis identifies individual behavioral collapse as a recursive failure of internal regulation and external feedback. Stabilization is achieved not through punitive measures—which trigger "shame-attack" defensive loops—but through the reintegration of the human agent into a "community of care" supported by trauma-informed principles.</text:span><text:span text:style-name="T6">52</text:span><text:span text:style-name="T3"> {Secondary; 1989-2025; Global; High Reliability; Verified}.</text:span></text:p>
      <text:p text:style-name="P13"><text:span text:style-name="T1">Decision Tree for Intervention Timing</text:span></text:p>
      <text:list xml:id="list2938997136" text:style-name="WWNum6">
        <text:list-item>
          <text:p text:style-name="P8"><text:span text:style-name="T4">Phase 0: Baseline Monitoring.</text:span><text:span text:style-name="T3"> Observe over 300 metadata attributes of behavior (e.g., temporal patterns in task completion, financial login frequency).</text:span><text:span text:style-name="T6">98</text:span></text:p>
        </text:list-item>
        <text:list-item>
          <text:p text:style-name="P8"><text:span text:style-name="T4">Phase 1: Emergent Anomaly.</text:span><text:span text:style-name="T3"> Detect "contextual anomalies" (e.g., initial ethical breach or diversion of opportunities).</text:span><text:span text:style-name="T6">16</text:span><text:span text:style-name="T3"> Apply "reintegrative shaming" communication: condemn the act, affirm the person.</text:span><text:span text:style-name="T6">52</text:span></text:p>
        </text:list-item>
        <text:list-item>
          <text:p text:style-name="P8"><text:span text:style-name="T4">Phase 2: Cascade Progression.</text:span><text:span text:style-name="T3"> Initiate "Trauma-Informed Stabilization." Prioritize safety and co-regulation.</text:span><text:span text:style-name="T6">5</text:span><text:span text:style-name="T3"> Document all communications and decision points meticulous for "Strong Inference" modeling.</text:span><text:span text:style-name="T6">65</text:span></text:p>
        </text:list-item>
        <text:list-item>
          <text:p text:style-name="P8"><text:span text:style-name="T4">Phase 3: System-Wide Collapse.</text:span><text:span text:style-name="T3"> Evaluate for ORS 426 civil commitment if immediate physical danger to self or others is "reasonably foreseeable".</text:span><text:span text:style-name="T6">41</text:span><text:span text:style-name="T3"> Discharge "duty to warn" for identified third-party victims.</text:span><text:span text:style-name="T6">91</text:span></text:p>
        </text:list-item>
        <text:list-item>
          <text:p text:style-name="P8"><text:span text:style-name="T4">Phase 4: Integration and Growth.</text:span><text:span text:style-name="T3"> Transition to a restorative justice framework. Utilize "restorative circles" to reach agreement on harm reparation.</text:span><text:span text:style-name="T6">66</text:span><text:span text:style-name="T3"> Support the "rebiographing" of the individual's ethical identity.</text:span><text:span text:style-name="T6">51</text:span></text:p>
        </text:list-item>
      </text:list>
      <text:p text:style-name="P1"><text:span text:style-name="T3">The metacybernetic practitioner acts as the system's "conscience," ensuring that every intervention remains forward-looking and asks "What creates more possibilities for the future?".</text:span><text:span text:style-name="T6">1</text:span><text:span text:style-name="T3"> {Secondary; 2025; Global; High Reliability; Verified}.</text:span></text:p>
      <text:p text:style-name="P13"><text:span text:style-name="T1">Future Studies and Research Possibilities</text:span></text:p>
      <text:p text:style-name="P1"><text:span text:style-name="T3">Future research is required to refine the "DEAL algorithm" (Duty, Exceptions, Ask for Help, Legal Status) for resolving confidentiality issues in active behavioral crises.</text:span><text:span text:style-name="T6">90</text:span><text:span text:style-name="T3"> {Secondary; 2024; US; Moderate Reliability; Gaps: unverified}. Specifically, empirical investigations into "inhibitory learning" metrics in human behavioral systems are needed to determine the precise hierarchical stimuli required to offset "spontaneous recovery" of maladaptive patterns after stabilization.</text:span><text:span text:style-name="T6">50</text:span><text:span text:style-name="T3"> {Primary; 2014; Global; High Reliability; Verified}. Additionally, large-scale studies are needed to evaluate the effectiveness of "human-in-the-loop" (HILAD) workflows where stakeholders can provide corrective feedback directly into ML anomaly detection models to mitigate hidden model biases.</text:span><text:span text:style-name="T6">101</text:span><text:span text:style-name="T3"> {Secondary; 2024-2025; Global; Moderate Reliability; Verified}.</text:span></text:p>
      <text:p text:style-name="P10"><text:span text:style-name="T3">Further ontological formulation is needed to connect "collapse models" in non-relativistic quantum mechanics with metacybernetic behavioral models to achieve a "complete and exact formulation" of systemic failure.</text:span><text:span text:style-name="T6">102</text:span><text:span text:style-name="T3"> {Secondary; 2023; Global; Moderate Reliability; Gaps: unverified}. Finally, cross-cultural studies of indigenous "Nanante" ceremonies and similar rituals should inform the development of Western restorative justice scripts to ensure the "decertification of deviance" is culturally grounded and effective across demographics.</text:span><text:span text:style-name="T6">52</text:span><text:span text:style-name="T3"> {Secondary; 1989-2021; Global; Moderate Reliability; Verified}.</text:span></text:p>
      <text:p text:style-name="P12"><text:span text:style-name="T1">Works cited</text:span></text:p>
      <text:list xml:id="list3926162571" text:style-name="WWNum7">
        <text:list-item>
          <text:p text:style-name="P9"><text:span text:style-name="T2">Second-order cybernetics - Wikipedia, accessed December 25, 2025, </text:span><text:a xlink:type="simple" xlink:href="https://en.wikipedia.org/wiki/Second-order_cybernetics" text:style-name="ListLabel_20_64" text:visited-style-name="ListLabel_20_64"><text:span text:style-name="T7">https://en.wikipedia.org/wiki/Second-order_cybernetics</text:span></text:a></text:p>
        </text:list-item>
        <text:list-item>
          <text:p text:style-name="P9"><text:span text:style-name="T2">Cybernetics of Cybernetics, accessed December 25, 2025, </text:span><text:a xlink:type="simple" xlink:href="https://sites.evergreen.edu/arunchandra/wp-content/uploads/sites/395/2018/05/cybernetics.pdf" text:style-name="ListLabel_20_64" text:visited-style-name="ListLabel_20_64"><text:span text:style-name="T7">https://sites.evergreen.edu/arunchandra/wp-content/uploads/sites/395/2018/05/cybernetics.pdf</text:span></text:a></text:p>
        </text:list-item>
        <text:list-item>
          <text:p text:style-name="P9"><text:span text:style-name="T2">Heinz von Foerster and the second-order cybernetics, accessed December 25, 2025, </text:span><text:a xlink:type="simple" xlink:href="https://journal.emergentpublications.com/Article/9b124eb6-f361-4122-a07e-be2a6b0ea58f/github" text:style-name="ListLabel_20_64" text:visited-style-name="ListLabel_20_64"><text:span text:style-name="T7">https://journal.emergentpublications.com/Article/9b124eb6-f361-4122-a07e-be2a6b0ea58f/github</text:span></text:a></text:p>
        </text:list-item>
        <text:list-item>
          <text:p text:style-name="P9"><text:span text:style-name="T2">Gregory Bateson - Wikipedia, accessed December 25, 2025, </text:span><text:a xlink:type="simple" xlink:href="https://en.wikipedia.org/wiki/Gregory_Bateson" text:style-name="ListLabel_20_64" text:visited-style-name="ListLabel_20_64"><text:span text:style-name="T7">https://en.wikipedia.org/wiki/Gregory_Bateson</text:span></text:a></text:p>
        </text:list-item>
        <text:list-item>
          <text:p text:style-name="P9"><text:span text:style-name="T2">Trauma-Informed Care in Behavioral Health Services - SAMHSA Library, accessed December 25, 2025, </text:span><text:a xlink:type="simple" xlink:href="https://library.samhsa.gov/sites/default/files/sma15-4420.pdf" text:style-name="ListLabel_20_64" text:visited-style-name="ListLabel_20_64"><text:span text:style-name="T7">https://library.samhsa.gov/sites/default/files/sma15-4420.pdf</text:span></text:a></text:p>
        </text:list-item>
        <text:list-item>
          <text:p text:style-name="P9"><text:span text:style-name="T2">Behavior Anomaly Detection: Techniques &amp; Best Practices - Exabeam, accessed December 25, 2025, </text:span><text:a xlink:type="simple" xlink:href="https://www.exabeam.com/explainers/ueba/behavior-anomaly-detection-techniques-and-best-practices/" text:style-name="ListLabel_20_64" text:visited-style-name="ListLabel_20_64"><text:span text:style-name="T7">https://www.exabeam.com/explainers/ueba/behavior-anomaly-detection-techniques-and-best-practices/</text:span></text:a></text:p>
        </text:list-item>
        <text:list-item>
          <text:p text:style-name="P9"><text:soft-page-break/><text:span text:style-name="T2">What is Anomaly Detection| Machine learning used cases - Datrics AI, accessed December 25, 2025, </text:span><text:a xlink:type="simple" xlink:href="https://www.datrics.ai/articles/anomaly-detection-definition-best-practices-and-use-cases" text:style-name="ListLabel_20_64" text:visited-style-name="ListLabel_20_64"><text:span text:style-name="T7">https://www.datrics.ai/articles/anomaly-detection-definition-best-practices-and-use-cases</text:span></text:a></text:p>
        </text:list-item>
        <text:list-item>
          <text:p text:style-name="P9"><text:span text:style-name="T2">Early Behavioral Markers of Loss of Financial Capacity - PubMed, accessed December 25, 2025, </text:span><text:a xlink:type="simple" xlink:href="https://pubmed.ncbi.nlm.nih.gov/40512491/" text:style-name="ListLabel_20_64" text:visited-style-name="ListLabel_20_64"><text:span text:style-name="T7">https://pubmed.ncbi.nlm.nih.gov/40512491/</text:span></text:a></text:p>
        </text:list-item>
        <text:list-item>
          <text:p text:style-name="P9"><text:span text:style-name="T2">How Can You Prove a Breach of Fiduciary Duty in a Business Partnership?, accessed December 25, 2025, </text:span><text:a xlink:type="simple" xlink:href="https://wphk-law.com/blog/how-can-you-prove-a-breach-of-fiduciary-duty-in-a-business-partnership/" text:style-name="ListLabel_20_64" text:visited-style-name="ListLabel_20_64"><text:span text:style-name="T7">https://wphk-law.com/blog/how-can-you-prove-a-breach-of-fiduciary-duty-in-a-business-partnership/</text:span></text:a></text:p>
        </text:list-item>
        <text:list-item>
          <text:p text:style-name="P9"><text:span text:style-name="T2">Deep Learning-Based Anomaly Detection in Video Surveillance: A Survey - PMC - NIH, accessed December 25, 2025, </text:span><text:a xlink:type="simple" xlink:href="https://pmc.ncbi.nlm.nih.gov/articles/PMC10255829/" text:style-name="ListLabel_20_64" text:visited-style-name="ListLabel_20_64"><text:span text:style-name="T7">https://pmc.ncbi.nlm.nih.gov/articles/PMC10255829/</text:span></text:a></text:p>
        </text:list-item>
        <text:list-item>
          <text:p text:style-name="P9"><text:span text:style-name="T2">Polyvagal Theory and Attachment in Clinical Practice - Leading Edge Seminars, accessed December 25, 2025, </text:span><text:a xlink:type="simple" xlink:href="https://leadingedgeseminars.org/polyvagal-theory-in-therapy-attachment-trauma/" text:style-name="ListLabel_20_64" text:visited-style-name="ListLabel_20_64"><text:span text:style-name="T7">https://leadingedgeseminars.org/polyvagal-theory-in-therapy-attachment-trauma/</text:span></text:a></text:p>
        </text:list-item>
        <text:list-item>
          <text:p text:style-name="P9"><text:span text:style-name="T2">Understanding the Polyvagal Theory and how it Revolutionized Trauma Therapy, accessed December 25, 2025, </text:span><text:a xlink:type="simple" xlink:href="https://bringingthebody.ca/news/understanding-the-polyvagal-theory-and-how-it-revolutionized-trauma-therapy-training/" text:style-name="ListLabel_20_64" text:visited-style-name="ListLabel_20_64"><text:span text:style-name="T7">https://bringingthebody.ca/news/understanding-the-polyvagal-theory-and-how-it-revolutionized-trauma-therapy-training/</text:span></text:a></text:p>
        </text:list-item>
        <text:list-item>
          <text:p text:style-name="P9"><text:span text:style-name="T2">Bar Counsel Ethics in Dangerous Situations: Responding to Suicidal Clients, Menacing Parties and Threatening Behavior By Amber Hollister - Oregon State Bar, accessed December 25, 2025, </text:span><text:a xlink:type="simple" xlink:href="https://www.osbar.org/publications/bulletin/15oct/barcounsel.html" text:style-name="ListLabel_20_64" text:visited-style-name="ListLabel_20_64"><text:span text:style-name="T7">https://www.osbar.org/publications/bulletin/15oct/barcounsel.html</text:span></text:a></text:p>
        </text:list-item>
        <text:list-item>
          <text:p text:style-name="P9"><text:span text:style-name="T2">Facing Codependence: What It Is, Where It Comes From, How It Sabotages Our Lives - dokumen.pub, accessed December 25, 2025, </text:span><text:a xlink:type="simple" xlink:href="https://dokumen.pub/download/facing-codependence-what-it-is-where-it-comes-from-how-it-sabotages-our-lives-illustrated-revised-0062505890-9780062505897.html" text:style-name="ListLabel_20_64" text:visited-style-name="ListLabel_20_64"><text:span text:style-name="T7">https://dokumen.pub/download/facing-codependence-what-it-is-where-it-comes-from-how-it-sabotages-our-lives-illustrated-revised-0062505890-9780062505897.html</text:span></text:a></text:p>
        </text:list-item>
        <text:list-item>
          <text:p text:style-name="P9"><text:span text:style-name="T2">Dynamics of tipping cascades on complex networks | Request PDF - ResearchGate, accessed December 25, 2025, </text:span><text:a xlink:type="simple" xlink:href="https://www.researchgate.net/publication/341045531_Dynamics_of_tipping_cascades_on_complex_networks" text:style-name="ListLabel_20_64" text:visited-style-name="ListLabel_20_64"><text:span text:style-name="T7">https://www.researchgate.net/publication/341045531_Dynamics_of_tipping_cascades_on_complex_networks</text:span></text:a></text:p>
        </text:list-item>
        <text:list-item>
          <text:p text:style-name="P9"><text:span text:style-name="T2">Klinicki v. Lundgren :: 1985 :: Oregon Supreme Court Decisions - Justia Law, accessed December 25, 2025, </text:span><text:a xlink:type="simple" xlink:href="https://law.justia.com/cases/oregon/supreme-court/1985/298-or-662-0.html" text:style-name="ListLabel_20_64" text:visited-style-name="ListLabel_20_64"><text:span text:style-name="T7">https://law.justia.com/cases/oregon/supreme-court/1985/298-or-662-0.html</text:span></text:a></text:p>
        </text:list-item>
        <text:list-item>
          <text:p text:style-name="P9"><text:span text:style-name="T2">Oregon State Bar Bulletin — JUNE 2013, accessed December 25, 2025, </text:span><text:a xlink:type="simple" xlink:href="https://www.osbar.org/publications/bulletin/13jun/managing.html" text:style-name="ListLabel_20_64" text:visited-style-name="ListLabel_20_64"><text:span text:style-name="T7">https://www.osbar.org/publications/bulletin/13jun/managing.html</text:span></text:a></text:p>
        </text:list-item>
        <text:list-item>
          <text:p text:style-name="P9"><text:span text:style-name="T2">ORS 67.155 – General standards of partner's conduct - Oregon Law, accessed December 25, 2025, </text:span><text:a xlink:type="simple" xlink:href="https://oregon.public.law/statutes/ors_67.155" text:style-name="ListLabel_20_64" text:visited-style-name="ListLabel_20_64"><text:span text:style-name="T7">https://oregon.public.law/statutes/ors_67.155</text:span></text:a></text:p>
        </text:list-item>
        <text:list-item>
          <text:p text:style-name="P9"><text:span text:style-name="T2">Feedback Loops – cleanlanguage.com, accessed December 25, 2025, </text:span><text:a xlink:type="simple" xlink:href="https://cleanlanguage.com/feedback-loops/" text:style-name="ListLabel_20_64" text:visited-style-name="ListLabel_20_64"><text:span text:style-name="T7">https://cleanlanguage.com/feedback-loops/</text:span></text:a></text:p>
        </text:list-item>
        <text:list-item>
          <text:p text:style-name="P9"><text:span text:style-name="T2">Breaking the Cybernetic Code: Understanding and Treating the Human Metacognitive Control System to Enhance Mental Health - Frontiers, accessed December 25, 2025, </text:span><text:a xlink:type="simple" xlink:href="https://www.frontiersin.org/journals/psychology/articles/10.3389/fpsyg.2019.02621/full" text:style-name="ListLabel_20_64" text:visited-style-name="ListLabel_20_64"><text:span text:style-name="T7">https://www.frontiersin.org/journals/psychology/articles/10.3389/fpsyg.2019.02621/full</text:span></text:a></text:p>
        </text:list-item>
        <text:list-item>
          <text:p text:style-name="P9"><text:span text:style-name="T2">Metacybernetics: Towards a General Theory of Higher Order Cybernetics - MDPI, accessed December 25, 2025, </text:span><text:a xlink:type="simple" xlink:href="https://www.mdpi.com/2079-8954/9/2/34" text:style-name="ListLabel_20_64" text:visited-style-name="ListLabel_20_64"><text:span text:style-name="T7">https://www.mdpi.com/2079-8954/9/2/34</text:span></text:a></text:p>
        </text:list-item>
        <text:list-item>
          <text:p text:style-name="P9"><text:span text:style-name="T2">Trauma-Informed Care in Behavioral Health Services Part 3: A Review of the Literature (online only) - SAMHSA Library, accessed December 25, 2025, </text:span><text:a xlink:type="simple" xlink:href="https://library.samhsa.gov/sites/default/files/sma14-4816_litreview.pdf" text:style-name="ListLabel_20_64" text:visited-style-name="ListLabel_20_64"><text:span text:style-name="T7">https://library.samhsa.gov/sites/default/files/sma14-4816_litreview.pdf</text:span></text:a></text:p>
        </text:list-item>
        <text:list-item>
          <text:p text:style-name="P9"><text:span text:style-name="T2">(PDF) Shame, Attachment, and Psychotherapy: Phenomenology, Neurophysiology, Relational Trauma, and Harbingers of Healing - ResearchGate, accessed December 25, 2025, </text:span><text:a xlink:type="simple" xlink:href="https://www.researchgate.net/publication/327318017_Shame_Attachment_and_Psychotherapy_Phenomenology_Neurophysiology_Relational_Trauma_and_Harbingers_of_Healing" text:style-name="ListLabel_20_64" text:visited-style-name="ListLabel_20_64"><text:span text:style-name="T7">https://www.researchgate.net/publication/327318017_Shame_Attachment_and_Psychotherapy_Phenomenology_Neurophysiology_Relational_Trauma_and_Harbingers_of_Healing</text:span></text:a></text:p>
        </text:list-item>
        <text:list-item>
          <text:p text:style-name="P9"><text:span text:style-name="T2">Polyvagal Theory: A Science of Safety - PMC - PubMed Central, accessed December 25, 2025, </text:span><text:a xlink:type="simple" xlink:href="https://pmc.ncbi.nlm.nih.gov/articles/PMC9131189/" text:style-name="ListLabel_20_64" text:visited-style-name="ListLabel_20_64"><text:span text:style-name="T7">https://pmc.ncbi.nlm.nih.gov/articles/PMC9131189/</text:span></text:a></text:p>
        </text:list-item>
        <text:list-item>
          <text:p text:style-name="P9"><text:span text:style-name="T2">Polyvagal Theory: A Science of Safety - Frontiers, accessed December 25, 2025, </text:span><text:a xlink:type="simple" xlink:href="https://www.frontiersin.org/journals/integrative-neuroscience/articles/10.3389/fnint.2022.871227/full" text:style-name="ListLabel_20_64" text:visited-style-name="ListLabel_20_64"><text:span text:style-name="T7">https://www.frontiersin.org/journals/integrative-neuroscience/articles/10.3389/fnint.2022.871227/full</text:span></text:a></text:p>
        </text:list-item>
        <text:list-item>
          <text:p text:style-name="P9"><text:span text:style-name="T2">Understanding Trauma and the Shame Spiral - Khiron Clinics, accessed December 25, 2025, </text:span><text:a xlink:type="simple" xlink:href="https://khironclinics.com/blog/understanding-trauma-and-the-shame-spiral/" text:style-name="ListLabel_20_64" text:visited-style-name="ListLabel_20_64"><text:span text:style-name="T7">https://khironclinics.com/blog/understanding-trauma-and-the-shame-spiral/</text:span></text:a></text:p>
        </text:list-item>
        <text:list-item>
          <text:p text:style-name="P9"><text:span text:style-name="T2">Full article: The vital role of trauma, neuro, and shame-aware care in substance use treatment and research - Taylor &amp; Francis Online, accessed December 25, 2025, </text:span><text:a xlink:type="simple" xlink:href="https://www.tandfonline.com/doi/full/10.1080/14659891.2025.2494531" text:style-name="ListLabel_20_64" text:visited-style-name="ListLabel_20_64"><text:span text:style-name="T7">https://www.tandfonline.com/doi/full/10.1080/14659891.2025.2494531</text:span></text:a></text:p>
        </text:list-item>
        <text:list-item>
          <text:p text:style-name="P9"><text:soft-page-break/><text:span text:style-name="T2">Theory of brain complexity and marital behaviors: The application of complexity science and neuroscience to explain the complexities of marital behaviors - PMC - PubMed Central, accessed December 25, 2025, </text:span><text:a xlink:type="simple" xlink:href="https://pmc.ncbi.nlm.nih.gov/articles/PMC10027753/" text:style-name="ListLabel_20_64" text:visited-style-name="ListLabel_20_64"><text:span text:style-name="T7">https://pmc.ncbi.nlm.nih.gov/articles/PMC10027753/</text:span></text:a></text:p>
        </text:list-item>
        <text:list-item>
          <text:p text:style-name="P9"><text:span text:style-name="T2">Welcome to the Oregon State Bar Online, accessed December 25, 2025, </text:span><text:a xlink:type="simple" xlink:href="https://www.osbar.org/publications/bulletin/05jun/practice.html" text:style-name="ListLabel_20_64" text:visited-style-name="ListLabel_20_64"><text:span text:style-name="T7">https://www.osbar.org/publications/bulletin/05jun/practice.html</text:span></text:a></text:p>
        </text:list-item>
        <text:list-item>
          <text:p text:style-name="P9"><text:span text:style-name="T2">Higher-order Network phenomena of cascading failures in resilient cities - arXiv, accessed December 25, 2025, </text:span><text:a xlink:type="simple" xlink:href="https://arxiv.org/html/2509.13808v1" text:style-name="ListLabel_20_64" text:visited-style-name="ListLabel_20_64"><text:span text:style-name="T7">https://arxiv.org/html/2509.13808v1</text:span></text:a></text:p>
        </text:list-item>
        <text:list-item>
          <text:p text:style-name="P9"><text:span text:style-name="T2">Cascading failure – Knowledge and References - Taylor &amp; Francis, accessed December 25, 2025, </text:span><text:a xlink:type="simple" xlink:href="https://taylorandfrancis.com/knowledge/Engineering_and_technology/Industrial_engineering_%26_manufacturing/Cascading_failure/" text:style-name="ListLabel_20_64" text:visited-style-name="ListLabel_20_64"><text:span text:style-name="T7">https://taylorandfrancis.com/knowledge/Engineering_and_technology/Industrial_engineering_%26_manufacturing/Cascading_failure/</text:span></text:a></text:p>
        </text:list-item>
        <text:list-item>
          <text:p text:style-name="P9"><text:span text:style-name="T2">Robust Networks to Cascading Failures - SciSpace, accessed December 25, 2025, </text:span><text:a xlink:type="simple" xlink:href="https://scispace.com/pdf/robust-networks-to-cascading-failures-2149tyz82h.pdf" text:style-name="ListLabel_20_64" text:visited-style-name="ListLabel_20_64"><text:span text:style-name="T7">https://scispace.com/pdf/robust-networks-to-cascading-failures-2149tyz82h.pdf</text:span></text:a></text:p>
        </text:list-item>
        <text:list-item>
          <text:p text:style-name="P9"><text:span text:style-name="T2">Risk Cascade Analysis → Area → Sustainability, accessed December 25, 2025, </text:span><text:a xlink:type="simple" xlink:href="https://lifestyle.sustainability-directory.com/area/risk-cascade-analysis/" text:style-name="ListLabel_20_64" text:visited-style-name="ListLabel_20_64"><text:span text:style-name="T7">https://lifestyle.sustainability-directory.com/area/risk-cascade-analysis/</text:span></text:a></text:p>
        </text:list-item>
        <text:list-item>
          <text:p text:style-name="P9"><text:span text:style-name="T2">What Are Data Anomalies? Types, Causes, and Management Tips - Gable.ai, accessed December 25, 2025, </text:span><text:a xlink:type="simple" xlink:href="https://www.gable.ai/blog/data-anomalies" text:style-name="ListLabel_20_64" text:visited-style-name="ListLabel_20_64"><text:span text:style-name="T7">https://www.gable.ai/blog/data-anomalies</text:span></text:a></text:p>
        </text:list-item>
        <text:list-item>
          <text:p text:style-name="P9"><text:span text:style-name="T2">Domino Effect in Distributed System - GeeksforGeeks, accessed December 25, 2025, </text:span><text:a xlink:type="simple" xlink:href="https://www.geeksforgeeks.org/system-design/domino-effect-in-distributed-system/" text:style-name="ListLabel_20_64" text:visited-style-name="ListLabel_20_64"><text:span text:style-name="T7">https://www.geeksforgeeks.org/system-design/domino-effect-in-distributed-system/</text:span></text:a></text:p>
        </text:list-item>
        <text:list-item>
          <text:p text:style-name="P9"><text:span text:style-name="T2">[1302.2063] Early-warning signals of topological collapse in interbank networks - arXiv, accessed December 25, 2025, </text:span><text:a xlink:type="simple" xlink:href="https://arxiv.org/abs/1302.2063" text:style-name="ListLabel_20_64" text:visited-style-name="ListLabel_20_64"><text:span text:style-name="T7">https://arxiv.org/abs/1302.2063</text:span></text:a></text:p>
        </text:list-item>
        <text:list-item>
          <text:p text:style-name="P9"><text:span text:style-name="T2">Early-warning signals of topological collapse in interbank networks - PMC - PubMed Central, accessed December 25, 2025, </text:span><text:a xlink:type="simple" xlink:href="https://pmc.ncbi.nlm.nih.gov/articles/PMC3842548/" text:style-name="ListLabel_20_64" text:visited-style-name="ListLabel_20_64"><text:span text:style-name="T7">https://pmc.ncbi.nlm.nih.gov/articles/PMC3842548/</text:span></text:a></text:p>
        </text:list-item>
        <text:list-item>
          <text:p text:style-name="P9"><text:span text:style-name="T2">Replication Crisis in Psychology, Second-Order Cybernetics, and Transactional Causality - PubMed Central, accessed December 25, 2025, </text:span><text:a xlink:type="simple" xlink:href="https://pmc.ncbi.nlm.nih.gov/articles/PMC11711560/" text:style-name="ListLabel_20_64" text:visited-style-name="ListLabel_20_64"><text:span text:style-name="T7">https://pmc.ncbi.nlm.nih.gov/articles/PMC11711560/</text:span></text:a></text:p>
        </text:list-item>
        <text:list-item>
          <text:p text:style-name="P9"><text:span text:style-name="T2">6 Key Ideas of 2nd Order Cybernetics Explained | by Carlos E. Perez | Intuition Machine, accessed December 25, 2025, </text:span><text:a xlink:type="simple" xlink:href="https://medium.com/intuitionmachine/6-key-ideas-of-2nd-order-cybernetics-explained-83c5692a1a77" text:style-name="ListLabel_20_64" text:visited-style-name="ListLabel_20_64"><text:span text:style-name="T7">https://medium.com/intuitionmachine/6-key-ideas-of-2nd-order-cybernetics-explained-83c5692a1a77</text:span></text:a></text:p>
        </text:list-item>
        <text:list-item>
          <text:p text:style-name="P9"><text:span text:style-name="T2">A Polyvagal Approach to Working with Shame – with Stephen Porges, PhD - YouTube, accessed December 25, 2025, </text:span><text:a xlink:type="simple" xlink:href="https://www.youtube.com/watch?v=w8R-PPEOYYc" text:style-name="ListLabel_20_64" text:visited-style-name="ListLabel_20_64"><text:span text:style-name="T7">https://www.youtube.com/watch?v=w8R-PPEOYYc</text:span></text:a></text:p>
        </text:list-item>
        <text:list-item>
          <text:p text:style-name="P9"><text:span text:style-name="T2">ORS 426.130 – Court determination of mental illness; discharge - Oregon Law, accessed December 25, 2025, </text:span><text:a xlink:type="simple" xlink:href="https://oregon.public.law/statutes/ors_426.130" text:style-name="ListLabel_20_64" text:visited-style-name="ListLabel_20_64"><text:span text:style-name="T7">https://oregon.public.law/statutes/ors_426.130</text:span></text:a></text:p>
        </text:list-item>
        <text:list-item>
          <text:p text:style-name="P9"><text:span text:style-name="T2">Civil Commitment : Behavioral Health Division : State of Oregon, accessed December 25, 2025, </text:span><text:a xlink:type="simple" xlink:href="https://www.oregon.gov/oha/hsd/amh/pages/civil-commitment.aspx" text:style-name="ListLabel_20_64" text:visited-style-name="ListLabel_20_64"><text:span text:style-name="T7">https://www.oregon.gov/oha/hsd/amh/pages/civil-commitment.aspx</text:span></text:a></text:p>
        </text:list-item>
        <text:list-item>
          <text:p text:style-name="P9"><text:span text:style-name="T2">HB 2005 -1, -3, -4 STAFF MEASURE SUMMARY - Oregon Legislative Information System, accessed December 25, 2025, </text:span><text:a xlink:type="simple" xlink:href="https://olis.oregonlegislature.gov/liz/2025R1/Downloads/CommitteeMeetingDocument/309083" text:style-name="ListLabel_20_64" text:visited-style-name="ListLabel_20_64"><text:span text:style-name="T7">https://olis.oregonlegislature.gov/liz/2025R1/Downloads/CommitteeMeetingDocument/309083</text:span></text:a></text:p>
        </text:list-item>
        <text:list-item>
          <text:p text:style-name="P9"><text:span text:style-name="T2">HB 2005 -1 STAFF MEASURE SUMMARY - Oregon Legislative Information System, accessed December 25, 2025, </text:span><text:a xlink:type="simple" xlink:href="http://olis.oregonlegislature.gov/liz/2025R1/Downloads/CommitteeMeetingDocument/308908" text:style-name="ListLabel_20_64" text:visited-style-name="ListLabel_20_64"><text:span text:style-name="T7">http://olis.oregonlegislature.gov/liz/2025R1/Downloads/CommitteeMeetingDocument/308908</text:span></text:a></text:p>
        </text:list-item>
        <text:list-item>
          <text:p text:style-name="P9"><text:span text:style-name="T2">Chapter 124 — Abuse Prevention and Reporting - Oregon State Legislature, accessed December 25, 2025, </text:span><text:a xlink:type="simple" xlink:href="https://www.oregonlegislature.gov/bills_laws/ors/ors124.html" text:style-name="ListLabel_20_64" text:visited-style-name="ListLabel_20_64"><text:span text:style-name="T7">https://www.oregonlegislature.gov/bills_laws/ors/ors124.html</text:span></text:a></text:p>
        </text:list-item>
        <text:list-item>
          <text:p text:style-name="P9"><text:span text:style-name="T2">ORS 124.110 – Financial abuse subject to action - Oregon Law, accessed December 25, 2025, </text:span><text:a xlink:type="simple" xlink:href="https://oregon.public.law/statutes/ors_124.110" text:style-name="ListLabel_20_64" text:visited-style-name="ListLabel_20_64"><text:span text:style-name="T7">https://oregon.public.law/statutes/ors_124.110</text:span></text:a></text:p>
        </text:list-item>
        <text:list-item>
          <text:p text:style-name="P9"><text:span text:style-name="T2">Oregon Attorneys' Mandatory Duty to Report Elder Abuse, accessed December 25, 2025, </text:span><text:a xlink:type="simple" xlink:href="https://www.doj.state.or.us/wp-content/uploads/2017/06/elder_abuse_conference_mandatory_duty.pdf" text:style-name="ListLabel_20_64" text:visited-style-name="ListLabel_20_64"><text:span text:style-name="T7">https://www.doj.state.or.us/wp-content/uploads/2017/06/elder_abuse_conference_mandatory_duty.pdf</text:span></text:a></text:p>
        </text:list-item>
        <text:list-item>
          <text:p text:style-name="P9"><text:span text:style-name="T2">CHILDHOOD ADVERSITY, SHAME AND SELF-COMPASSION, AND THEIR RELATIONSHIP WITH HARM KERRI GARBUTT A thesis submitted to in fulfilme - NTU &gt; IRep, accessed December 25, 2025, </text:span><text:a xlink:type="simple" xlink:href="https://irep.ntu.ac.uk/id/eprint/36893/1/DPsych%20IREP%20Kerri%20Garbutt%20June%202019.pdf" text:style-name="ListLabel_20_64" text:visited-style-name="ListLabel_20_64"><text:span text:style-name="T7">https://irep.ntu.ac.uk/id/eprint/36893/1/DPsych%20IREP%20Kerri%20Garbutt%20June%202019.pdf</text:span></text:a></text:p>
        </text:list-item>
        <text:list-item>
          <text:p text:style-name="P9"><text:soft-page-break/><text:span text:style-name="T2">Beyond a trauma-informed approach and towards shame-sensitive practice - Pure, accessed December 25, 2025, </text:span><text:a xlink:type="simple" xlink:href="https://pure-oai.bham.ac.uk/ws/portalfiles/portal/174618482/dolezall2022beyond.pdf" text:style-name="ListLabel_20_64" text:visited-style-name="ListLabel_20_64"><text:span text:style-name="T7">https://pure-oai.bham.ac.uk/ws/portalfiles/portal/174618482/dolezall2022beyond.pdf</text:span></text:a></text:p>
        </text:list-item>
        <text:list-item>
          <text:p text:style-name="P9"><text:span text:style-name="T2">Maximizing Exposure Therapy: An Inhibitory Learning Approach - PMC - PubMed Central, accessed December 25, 2025, </text:span><text:a xlink:type="simple" xlink:href="https://pmc.ncbi.nlm.nih.gov/articles/PMC4114726/" text:style-name="ListLabel_20_64" text:visited-style-name="ListLabel_20_64"><text:span text:style-name="T7">https://pmc.ncbi.nlm.nih.gov/articles/PMC4114726/</text:span></text:a></text:p>
        </text:list-item>
        <text:list-item>
          <text:p text:style-name="P9"><text:span text:style-name="T2">Reintegrative Shaming' - JOHN BRAITHWAite, Valerie BrAITHWAITE, AND Eliza AHMED - Antonio Casella, accessed December 25, 2025, </text:span><text:a xlink:type="simple" xlink:href="https://www.antoniocasella.eu/restorative/Braithwaite_2005.pdf" text:style-name="ListLabel_20_64" text:visited-style-name="ListLabel_20_64"><text:span text:style-name="T7">https://www.antoniocasella.eu/restorative/Braithwaite_2005.pdf</text:span></text:a></text:p>
        </text:list-item>
        <text:list-item>
          <text:p text:style-name="P9"><text:span text:style-name="T2">Reintegrative Shaming | John Braithwaite, accessed December 25, 2025, </text:span><text:a xlink:type="simple" xlink:href="http://johnbraithwaite.com/wp-content/uploads/2016/05/2000_Reintegrative-Shaming.pdf" text:style-name="ListLabel_20_64" text:visited-style-name="ListLabel_20_64"><text:span text:style-name="T7">http://johnbraithwaite.com/wp-content/uploads/2016/05/2000_Reintegrative-Shaming.pdf</text:span></text:a></text:p>
        </text:list-item>
        <text:list-item>
          <text:p text:style-name="P9"><text:span text:style-name="T2">RESTORATIVE JUSTICE: THEORIES AND WORRIES John Braithwaite＊ - Antonio Casella, accessed December 25, 2025, </text:span><text:a xlink:type="simple" xlink:href="https://www.antoniocasella.eu/restorative/Braithwaite_2004.pdf" text:style-name="ListLabel_20_64" text:visited-style-name="ListLabel_20_64"><text:span text:style-name="T7">https://www.antoniocasella.eu/restorative/Braithwaite_2004.pdf</text:span></text:a></text:p>
        </text:list-item>
        <text:list-item>
          <text:p text:style-name="P9"><text:span text:style-name="T2">Reintegrative Shaming (Braithwaite) | SozTheo, accessed December 25, 2025, </text:span><text:a xlink:type="simple" xlink:href="https://soztheo.com/theories-of-crime/interactionist-labeling/reintegrative-shaming-braithwaite/" text:style-name="ListLabel_20_64" text:visited-style-name="ListLabel_20_64"><text:span text:style-name="T7">https://soztheo.com/theories-of-crime/interactionist-labeling/reintegrative-shaming-braithwaite/</text:span></text:a></text:p>
        </text:list-item>
        <text:list-item>
          <text:p text:style-name="P9"><text:span text:style-name="T2">ORS 73.0307 – Notice of breach of fiduciary duty - Oregon Law, accessed December 25, 2025, </text:span><text:a xlink:type="simple" xlink:href="https://oregon.public.law/statutes/ors_73.0307" text:style-name="ListLabel_20_64" text:visited-style-name="ListLabel_20_64"><text:span text:style-name="T7">https://oregon.public.law/statutes/ors_73.0307</text:span></text:a></text:p>
        </text:list-item>
        <text:list-item>
          <text:p text:style-name="P9"><text:span text:style-name="T2">Trauma-Informed Care in Behavioral Health Services - SAMHSA Library, accessed December 25, 2025, </text:span><text:a xlink:type="simple" xlink:href="https://library.samhsa.gov/sites/default/files/sma15-4912.pdf" text:style-name="ListLabel_20_64" text:visited-style-name="ListLabel_20_64"><text:span text:style-name="T7">https://library.samhsa.gov/sites/default/files/sma15-4912.pdf</text:span></text:a></text:p>
        </text:list-item>
        <text:list-item>
          <text:p text:style-name="P9"><text:span text:style-name="T2">Trauma-Specific Services - Trauma-Informed Care in Behavioral Health Services - NCBI, accessed December 25, 2025, </text:span><text:a xlink:type="simple" xlink:href="https://www.ncbi.nlm.nih.gov/books/NBK207184/" text:style-name="ListLabel_20_64" text:visited-style-name="ListLabel_20_64"><text:span text:style-name="T7">https://www.ncbi.nlm.nih.gov/books/NBK207184/</text:span></text:a></text:p>
        </text:list-item>
        <text:list-item>
          <text:p text:style-name="P9"><text:span text:style-name="T2">Polyvagal Theory: Current Status, Clinical Applications, and Future Directions - PMC, accessed December 25, 2025, </text:span><text:a xlink:type="simple" xlink:href="https://pmc.ncbi.nlm.nih.gov/articles/PMC12302812/" text:style-name="ListLabel_20_64" text:visited-style-name="ListLabel_20_64"><text:span text:style-name="T7">https://pmc.ncbi.nlm.nih.gov/articles/PMC12302812/</text:span></text:a></text:p>
        </text:list-item>
        <text:list-item>
          <text:p text:style-name="P9"><text:span text:style-name="T2">18 Polyvagal Theory &amp; How to Use the Exercises in Therapy - Positive Psychology, accessed December 25, 2025, </text:span><text:a xlink:type="simple" xlink:href="https://positivepsychology.com/polyvagal-theory/" text:style-name="ListLabel_20_64" text:visited-style-name="ListLabel_20_64"><text:span text:style-name="T7">https://positivepsychology.com/polyvagal-theory/</text:span></text:a></text:p>
        </text:list-item>
        <text:list-item>
          <text:p text:style-name="P9"><text:span text:style-name="T2">SAMHSA's Six Principles of Trauma-Informed Care – Post-Secondary Peer Support Training Curriculum - BC Open Textbooks, accessed December 25, 2025, </text:span><text:a xlink:type="simple" xlink:href="https://opentextbc.ca/peersupport/chapter/samhsas-six-principles-of-trauma-informed-care/" text:style-name="ListLabel_20_64" text:visited-style-name="ListLabel_20_64"><text:span text:style-name="T7">https://opentextbc.ca/peersupport/chapter/samhsas-six-principles-of-trauma-informed-care/</text:span></text:a></text:p>
        </text:list-item>
        <text:list-item>
          <text:p text:style-name="P9"><text:span text:style-name="T2">Is Polyvagal Theory Evidence Based? - Trauma Therapist Institute, accessed December 25, 2025, </text:span><text:a xlink:type="simple" xlink:href="https://www.traumatherapistinstitute.com/blog/Is-Polyvagal-Theory-Evidence-Based" text:style-name="ListLabel_20_64" text:visited-style-name="ListLabel_20_64"><text:span text:style-name="T7">https://www.traumatherapistinstitute.com/blog/Is-Polyvagal-Theory-Evidence-Based</text:span></text:a></text:p>
        </text:list-item>
        <text:list-item>
          <text:p text:style-name="P9"><text:span text:style-name="T2">Reynolds v. Schrock :: 2005 :: Oregon Court of Appeals Decisions - Justia Law, accessed December 25, 2025, </text:span><text:a xlink:type="simple" xlink:href="https://law.justia.com/cases/oregon/court-of-appeals/2005/a119200.html" text:style-name="ListLabel_20_64" text:visited-style-name="ListLabel_20_64"><text:span text:style-name="T7">https://law.justia.com/cases/oregon/court-of-appeals/2005/a119200.html</text:span></text:a></text:p>
        </text:list-item>
        <text:list-item>
          <text:p text:style-name="P9"><text:span text:style-name="T2">Oregon Court of Appeals Updates - Padrick v. Lyons | Willamette University College of Law, accessed December 25, 2025, </text:span><text:a xlink:type="simple" xlink:href="https://wlo.willamette.edu/orappeals/2016/04/padrick-v.-lyons.html" text:style-name="ListLabel_20_64" text:visited-style-name="ListLabel_20_64"><text:span text:style-name="T7">https://wlo.willamette.edu/orappeals/2016/04/padrick-v.-lyons.html</text:span></text:a></text:p>
        </text:list-item>
        <text:list-item>
          <text:p text:style-name="P9"><text:span text:style-name="T2">Ethical Documentation, accessed December 25, 2025, </text:span><text:a xlink:type="simple" xlink:href="https://cdn.ymaws.com/www.naswoh.org/resource/resmgr/imported/Ethical%20Documentation.pdf" text:style-name="ListLabel_20_64" text:visited-style-name="ListLabel_20_64"><text:span text:style-name="T7">https://cdn.ymaws.com/www.naswoh.org/resource/resmgr/imported/Ethical%20Documentation.pdf</text:span></text:a></text:p>
        </text:list-item>
        <text:list-item>
          <text:p text:style-name="P9"><text:span text:style-name="T2">Polyvagal theory: a journey from physiological observation to neural innervation and clinical insight - PubMed Central, accessed December 25, 2025, </text:span><text:a xlink:type="simple" xlink:href="https://pmc.ncbi.nlm.nih.gov/articles/PMC12479538/" text:style-name="ListLabel_20_64" text:visited-style-name="ListLabel_20_64"><text:span text:style-name="T7">https://pmc.ncbi.nlm.nih.gov/articles/PMC12479538/</text:span></text:a></text:p>
        </text:list-item>
        <text:list-item>
          <text:p text:style-name="P9"><text:span text:style-name="T2">Restorative Practices: An effective alternative to being punitive | CEHD, accessed December 25, 2025, </text:span><text:a xlink:type="simple" xlink:href="https://cehd.gmu.edu/features/2024/02/27/restorative-practices-an-effective-alternative-to-being-punitive/" text:style-name="ListLabel_20_64" text:visited-style-name="ListLabel_20_64"><text:span text:style-name="T7">https://cehd.gmu.edu/features/2024/02/27/restorative-practices-an-effective-alternative-to-being-punitive/</text:span></text:a></text:p>
        </text:list-item>
        <text:list-item>
          <text:p text:style-name="P9"><text:span text:style-name="T2">Division 33 CIVIL COMMITMENT PROCEEDINGS - Oregon Secretary of State Administrative Rules, accessed December 25, 2025, </text:span><text:a xlink:type="simple" xlink:href="https://secure.sos.state.or.us/oard/displayDivisionRules.action%3BJSESSIONID_OARD=FBnd3bo34wq3qP1LABNCNhlxdQyjItenmTt76m3LO0H2g9102V67%212024649768?selectedDivision=1027" text:style-name="ListLabel_20_64" text:visited-style-name="ListLabel_20_64"><text:span text:style-name="T7">https://secure.sos.state.or.us/oard/displayDivisionRules.action%3BJSESSIONID_OARD=FBnd3bo34wq3qP1LABNCNhlxdQyjItenmTt76m3LO0H2g9102V67%212024649768?selectedDivision=1027</text:span></text:a></text:p>
        </text:list-item>
        <text:list-item>
          <text:p text:style-name="P9"><text:span text:style-name="T2">12 Restorative Justice and Reintegrative Shaming | John Braithwaite, accessed December 25, 2025, </text:span><text:a xlink:type="simple" xlink:href="https://www.johnbraithwaite.com/wp-content/uploads/2021/07/restorative-justice-and-reintegrative-shaming.pdf" text:style-name="ListLabel_20_64" text:visited-style-name="ListLabel_20_64"><text:span text:style-name="T7">https://www.johnbraithwaite.com/wp-content/uploads/2021/07/restorative-justice-and-reintegrative-shaming.pdf</text:span></text:a></text:p>
        </text:list-item>
        <text:list-item>
          <text:p text:style-name="P9"><text:span text:style-name="T2">Doubling down: increased risk-taking behavior following a loss by individuals with cocaine use disorder is associated with striatal and anterior cingulate dysfunction - NIH, accessed December 25, 2025, </text:span><text:a xlink:type="simple" xlink:href="https://pmc.ncbi.nlm.nih.gov/articles/PMC5283863/" text:style-name="ListLabel_20_64" text:visited-style-name="ListLabel_20_64"><text:span text:style-name="T7">https://pmc.ncbi.nlm.nih.gov/articles/PMC5283863/</text:span></text:a></text:p>
        </text:list-item>
        <text:list-item>
          <text:p text:style-name="P9"><text:soft-page-break/><text:span text:style-name="T2">Sarcouncil Journal of Engineering and Computer Sciences Automating Release Management with AI &amp; Machine Learning, accessed December 25, 2025, </text:span><text:a xlink:type="simple" xlink:href="https://sarcouncil.com/download-article/SJECS-184-_2025-967-974.pdf" text:style-name="ListLabel_20_64" text:visited-style-name="ListLabel_20_64"><text:span text:style-name="T7">https://sarcouncil.com/download-article/SJECS-184-_2025-967-974.pdf</text:span></text:a></text:p>
        </text:list-item>
        <text:list-item>
          <text:p text:style-name="P9"><text:span text:style-name="T2">Detection of Anomalous Behavior in Robot Systems Based on Machine Learning - arXiv, accessed December 25, 2025, </text:span><text:a xlink:type="simple" xlink:href="https://arxiv.org/html/2509.09953v1" text:style-name="ListLabel_20_64" text:visited-style-name="ListLabel_20_64"><text:span text:style-name="T7">https://arxiv.org/html/2509.09953v1</text:span></text:a></text:p>
        </text:list-item>
        <text:list-item>
          <text:p text:style-name="P9"><text:span text:style-name="T2">Anomaly Detection Techniques: How to Uncover Risks, Identify Patterns, and Strengthen Data Integrity - MindBridge, accessed December 25, 2025, </text:span><text:a xlink:type="simple" xlink:href="https://www.mindbridge.ai/blog/anomaly-detection-techniques-how-to-uncover-risks-identify-patterns-and-strengthen-data-integrity/" text:style-name="ListLabel_20_64" text:visited-style-name="ListLabel_20_64"><text:span text:style-name="T7">https://www.mindbridge.ai/blog/anomaly-detection-techniques-how-to-uncover-risks-identify-patterns-and-strengthen-data-integrity/</text:span></text:a></text:p>
        </text:list-item>
        <text:list-item>
          <text:p text:style-name="P9"><text:span text:style-name="T2">Machine Learning-Based Network Anomaly Detection: Design, Implementation, and Evaluation - MDPI, accessed December 25, 2025, </text:span><text:a xlink:type="simple" xlink:href="https://www.mdpi.com/2673-2688/5/4/143" text:style-name="ListLabel_20_64" text:visited-style-name="ListLabel_20_64"><text:span text:style-name="T7">https://www.mdpi.com/2673-2688/5/4/143</text:span></text:a></text:p>
        </text:list-item>
        <text:list-item>
          <text:p text:style-name="P9"><text:span text:style-name="T2">How AI-Powered Error Detection is Transforming Sigma Workbooks - Akivna Technologies, accessed December 25, 2025, </text:span><text:a xlink:type="simple" xlink:href="https://www.akivna.com/how-ai-powered-error-detection-is-transforming-sigma-workbooks" text:style-name="ListLabel_20_64" text:visited-style-name="ListLabel_20_64"><text:span text:style-name="T7">https://www.akivna.com/how-ai-powered-error-detection-is-transforming-sigma-workbooks</text:span></text:a></text:p>
        </text:list-item>
        <text:list-item>
          <text:p text:style-name="P9"><text:span text:style-name="T2">Restorative Practices: A Toolkit for Educators, accessed December 25, 2025, </text:span><text:a xlink:type="simple" xlink:href="https://www.sccoe.org/yhw/Documents/YHW%20Restorative%20Justice%20Toolkit-%20FINAL.pdf" text:style-name="ListLabel_20_64" text:visited-style-name="ListLabel_20_64"><text:span text:style-name="T7">https://www.sccoe.org/yhw/Documents/YHW%20Restorative%20Justice%20Toolkit-%20FINAL.pdf</text:span></text:a></text:p>
        </text:list-item>
        <text:list-item>
          <text:p text:style-name="P9"><text:span text:style-name="T2">Restorative vs. Punitive Approaches - Centre for Innovation in Campus Mental Health, accessed December 25, 2025, </text:span><text:a xlink:type="simple" xlink:href="https://campusmentalhealth.ca/toolkits/student-conduct/introduction/restorative-vs-punitive-approaches/" text:style-name="ListLabel_20_64" text:visited-style-name="ListLabel_20_64"><text:span text:style-name="T7">https://campusmentalhealth.ca/toolkits/student-conduct/introduction/restorative-vs-punitive-approaches/</text:span></text:a></text:p>
        </text:list-item>
        <text:list-item>
          <text:p text:style-name="P9"><text:span text:style-name="T2">The Adaptive Nature of Organizational Silence: A Cybernetic Exploration of the Hidden Factory - ProQuest, accessed December 25, 2025, </text:span><text:a xlink:type="simple" xlink:href="https://search.proquest.com/openview/404924c366216684920b0663a5c2bc03/1.pdf?pq-origsite=gscholar&amp;cbl=18750" text:style-name="ListLabel_20_64" text:visited-style-name="ListLabel_20_64"><text:span text:style-name="T7">https://search.proquest.com/openview/404924c366216684920b0663a5c2bc03/1.pdf?pq-origsite=gscholar&amp;cbl=18750</text:span></text:a></text:p>
        </text:list-item>
        <text:list-item>
          <text:p text:style-name="P9"><text:span text:style-name="T2">OSB Bulletin Magazine - December 2002 - Oregon State Bar, accessed December 25, 2025, </text:span><text:a xlink:type="simple" xlink:href="https://www.osbar.org/publications/bulletin/02dec/tips.html" text:style-name="ListLabel_20_64" text:visited-style-name="ListLabel_20_64"><text:span text:style-name="T7">https://www.osbar.org/publications/bulletin/02dec/tips.html</text:span></text:a></text:p>
        </text:list-item>
        <text:list-item>
          <text:p text:style-name="P9"><text:span text:style-name="T2">Second Order Cybernetics draft - :: NOMADS :: USP, accessed December 25, 2025, </text:span><text:a xlink:type="simple" xlink:href="http://www.nomads.usp.br/pesquisas/design/objetos_interativos/arquivos/restrito/SecondOrderCyberneticsdraft.pdf" text:style-name="ListLabel_20_64" text:visited-style-name="ListLabel_20_64"><text:span text:style-name="T7">http://www.nomads.usp.br/pesquisas/design/objetos_interativos/arquivos/restrito/SecondOrderCyberneticsdraft.pdf</text:span></text:a></text:p>
        </text:list-item>
        <text:list-item>
          <text:p text:style-name="P9"><text:span text:style-name="T2">Advanced Data Anomaly Detection: Using the Power of Machine Learning - Acceldata, accessed December 25, 2025, </text:span><text:a xlink:type="simple" xlink:href="https://www.acceldata.io/blog/advanced-data-anomaly-detection-with-machine-learning-a-step-by-step-guide" text:style-name="ListLabel_20_64" text:visited-style-name="ListLabel_20_64"><text:span text:style-name="T7">https://www.acceldata.io/blog/advanced-data-anomaly-detection-with-machine-learning-a-step-by-step-guide</text:span></text:a></text:p>
        </text:list-item>
        <text:list-item>
          <text:p text:style-name="P9"><text:span text:style-name="T2">Anomalous Human Action Detection Using a Cascade of Deep Learning Models | Request PDF - ResearchGate, accessed December 25, 2025, </text:span><text:a xlink:type="simple" xlink:href="https://www.researchgate.net/publication/363353493_Anomalous_Human_Action_Detection_Using_a_Cascade_of_Deep_Learning_Models" text:style-name="ListLabel_20_64" text:visited-style-name="ListLabel_20_64"><text:span text:style-name="T7">https://www.researchgate.net/publication/363353493_Anomalous_Human_Action_Detection_Using_a_Cascade_of_Deep_Learning_Models</text:span></text:a></text:p>
        </text:list-item>
        <text:list-item>
          <text:p text:style-name="P9"><text:span text:style-name="T2">Ethical Issues in Crisis Response - NJ.gov, accessed December 25, 2025, </text:span><text:a xlink:type="simple" xlink:href="https://www.nj.gov/humanservices/dmhas/home/disaster/credentialing/DRCC_Training_Materials/ETHICAL_Issues.pdf" text:style-name="ListLabel_20_64" text:visited-style-name="ListLabel_20_64"><text:span text:style-name="T7">https://www.nj.gov/humanservices/dmhas/home/disaster/credentialing/DRCC_Training_Materials/ETHICAL_Issues.pdf</text:span></text:a></text:p>
        </text:list-item>
        <text:list-item>
          <text:p text:style-name="P9"><text:span text:style-name="T2">Social Workers' Ethical Responsibilities to Clients - NASW, accessed December 25, 2025, </text:span><text:a xlink:type="simple" xlink:href="https://www.socialworkers.org/About/Ethics/Code-of-Ethics/Code-of-Ethics-English/Social-Workers-Ethical-Responsibilities-to-Clients" text:style-name="ListLabel_20_64" text:visited-style-name="ListLabel_20_64"><text:span text:style-name="T7">https://www.socialworkers.org/About/Ethics/Code-of-Ethics/Code-of-Ethics-English/Social-Workers-Ethical-Responsibilities-to-Clients</text:span></text:a></text:p>
        </text:list-item>
        <text:list-item>
          <text:p text:style-name="P9"><text:span text:style-name="T2">Department of Human Services - Oregon Secretary of State Administrative Rules, accessed December 25, 2025, </text:span><text:a xlink:type="simple" xlink:href="https://secure.sos.state.or.us/oard/viewSingleRule.action?ruleVrsnRsn=254474" text:style-name="ListLabel_20_64" text:visited-style-name="ListLabel_20_64"><text:span text:style-name="T7">https://secure.sos.state.or.us/oard/viewSingleRule.action?ruleVrsnRsn=254474</text:span></text:a></text:p>
        </text:list-item>
        <text:list-item>
          <text:p text:style-name="P9"><text:span text:style-name="T2">Suspected financial exploitation : Securities industry : State of Oregon, accessed December 25, 2025, </text:span><text:a xlink:type="simple" xlink:href="https://dfr.oregon.gov/business/licensing/financial/securities/pages/suspected-financial-exploitation.aspx" text:style-name="ListLabel_20_64" text:visited-style-name="ListLabel_20_64"><text:span text:style-name="T7">https://dfr.oregon.gov/business/licensing/financial/securities/pages/suspected-financial-exploitation.aspx</text:span></text:a></text:p>
        </text:list-item>
        <text:list-item>
          <text:p text:style-name="P9"><text:span text:style-name="T2">Reporting Abuse of Older Adults and People with Physical Disabilities - OHA/DHS Shared Services Production Region, accessed December 25, 2025, </text:span><text:a xlink:type="simple" xlink:href="https://sharedsystems.dhsoha.state.or.us/DHSForms/Served/de9373.pdf" text:style-name="ListLabel_20_64" text:visited-style-name="ListLabel_20_64"><text:span text:style-name="T7">https://sharedsystems.dhsoha.state.or.us/DHSForms/Served/de9373.pdf</text:span></text:a></text:p>
        </text:list-item>
        <text:list-item>
          <text:p text:style-name="P9"><text:span text:style-name="T2">Who Must Report to the Board? (Mandatory Reporters) : Investigations - Oregon.gov, accessed December 25, 2025, </text:span><text:a xlink:type="simple" xlink:href="https://www.oregon.gov/omb/investigations/pages/who-is-required-to-report.aspx" text:style-name="ListLabel_20_64" text:visited-style-name="ListLabel_20_64"><text:span text:style-name="T7">https://www.oregon.gov/omb/investigations/pages/who-is-required-to-report.aspx</text:span></text:a></text:p>
        </text:list-item>
        <text:list-item>
          <text:p text:style-name="P9"><text:span text:style-name="T2">ORS 676.150 – Duty to report prohibited or unprofessional conduct, arrests and convictions, accessed December 25, 2025, </text:span><text:a xlink:type="simple" xlink:href="https://oregon.public.law/statutes/ors_676.150" text:style-name="ListLabel_20_64" text:visited-style-name="ListLabel_20_64"><text:span text:style-name="T7">https://oregon.public.law/statutes/ors_676.150</text:span></text:a></text:p>
        </text:list-item>
        <text:list-item>
          <text:p text:style-name="P9"><text:span text:style-name="T2">The Ethical and Legal Rights of Psychologist-Clients in Treatment: Oregon Legislative Backdrop Creates a Need for a Culture Change of Self-Care, accessed December 25, 2025, </text:span><text:a xlink:type="simple" xlink:href="https://www.opa.org/assets/docs/CAC/ethical%20and%20legal%20rights%20of%20psych%20in%20tx%2010-09.pdf" text:style-name="ListLabel_20_64" text:visited-style-name="ListLabel_20_64"><text:span text:style-name="T7">https://www.opa.org/assets/docs/CAC/ethical%20and%20legal%20rights%20of%20psych%20in%20tx%2010-09.pdf</text:span></text:a></text:p>
        </text:list-item>
        <text:list-item>
          <text:p text:style-name="P9"><text:span text:style-name="T2">Duty to Warn - StatPearls - NCBI Bookshelf, accessed December 25, 2025, </text:span><text:a xlink:type="simple" xlink:href="https://www.ncbi.nlm.nih.gov/books/NBK542236/" text:style-name="ListLabel_20_64" text:visited-style-name="ListLabel_20_64"><text:span text:style-name="T7">https://www.ncbi.nlm.nih.gov/books/NBK542236/</text:span></text:a></text:p>
        </text:list-item>
        <text:list-item>
          <text:p text:style-name="P9"><text:soft-page-break/><text:span text:style-name="T2">Duty to Warn: Balancing Patient Confidentiality With Public Safety - Coverys, accessed December 25, 2025, </text:span><text:a xlink:type="simple" xlink:href="https://www.coverys.com/expert-insights/duty-to-warn-balancing-patient-confidentiality-with-public-safety" text:style-name="ListLabel_20_64" text:visited-style-name="ListLabel_20_64"><text:span text:style-name="T7">https://www.coverys.com/expert-insights/duty-to-warn-balancing-patient-confidentiality-with-public-safety</text:span></text:a></text:p>
        </text:list-item>
        <text:list-item>
          <text:p text:style-name="P9"><text:span text:style-name="T2">Mental Health Professionals' Duty to Warn - National Conference of State Legislatures, accessed December 25, 2025, </text:span><text:a xlink:type="simple" xlink:href="https://www.ncsl.org/health/mental-health-professionals-duty-to-warn" text:style-name="ListLabel_20_64" text:visited-style-name="ListLabel_20_64"><text:span text:style-name="T7">https://www.ncsl.org/health/mental-health-professionals-duty-to-warn</text:span></text:a></text:p>
        </text:list-item>
        <text:list-item>
          <text:p text:style-name="P9"><text:span text:style-name="T2">Data Breaches - Consumer Protection - Oregon Department of Justice, accessed December 25, 2025, </text:span><text:a xlink:type="simple" xlink:href="https://www.doj.state.or.us/consumer-protection/id-theft-data-breaches/data-breaches/" text:style-name="ListLabel_20_64" text:visited-style-name="ListLabel_20_64"><text:span text:style-name="T7">https://www.doj.state.or.us/consumer-protection/id-theft-data-breaches/data-breaches/</text:span></text:a></text:p>
        </text:list-item>
        <text:list-item>
          <text:p text:style-name="P9"><text:span text:style-name="T2">A 20‐year follow‐up survey of police officers' experience with Tarasoff warnings: How law enforcement reacts to clinicians' duty to protect - NIH, accessed December 25, 2025, </text:span><text:a xlink:type="simple" xlink:href="https://pmc.ncbi.nlm.nih.gov/articles/PMC9540889/" text:style-name="ListLabel_20_64" text:visited-style-name="ListLabel_20_64"><text:span text:style-name="T7">https://pmc.ncbi.nlm.nih.gov/articles/PMC9540889/</text:span></text:a></text:p>
        </text:list-item>
        <text:list-item>
          <text:p text:style-name="P9"><text:span text:style-name="T2">The Duty to Protect: Four Decades After Tarasoff - Psychiatry Online, accessed December 25, 2025, </text:span><text:a xlink:type="simple" xlink:href="https://psychiatryonline.org/doi/10.1176/appi.ajp-rj.2018.130402" text:style-name="ListLabel_20_64" text:visited-style-name="ListLabel_20_64"><text:span text:style-name="T7">https://psychiatryonline.org/doi/10.1176/appi.ajp-rj.2018.130402</text:span></text:a></text:p>
        </text:list-item>
        <text:list-item>
          <text:p text:style-name="P9"><text:span text:style-name="T2">Intervening With an Impaired Colleague - APA Services, accessed December 25, 2025, </text:span><text:a xlink:type="simple" xlink:href="https://www.apaservices.org/practice/ce/self-care/intervening" text:style-name="ListLabel_20_64" text:visited-style-name="ListLabel_20_64"><text:span text:style-name="T7">https://www.apaservices.org/practice/ce/self-care/intervening</text:span></text:a></text:p>
        </text:list-item>
        <text:list-item>
          <text:p text:style-name="P9"><text:span text:style-name="T2">Trauma-Informed Therapy - StatPearls - NCBI Bookshelf, accessed December 25, 2025, </text:span><text:a xlink:type="simple" xlink:href="https://www.ncbi.nlm.nih.gov/books/NBK604200/" text:style-name="ListLabel_20_64" text:visited-style-name="ListLabel_20_64"><text:span text:style-name="T7">https://www.ncbi.nlm.nih.gov/books/NBK604200/</text:span></text:a></text:p>
        </text:list-item>
        <text:list-item>
          <text:p text:style-name="P9"><text:span text:style-name="T2">Behavioral Machine Learning for Network Anomaly Detection - Fidelis Security, accessed December 25, 2025, </text:span><text:a xlink:type="simple" xlink:href="https://fidelissecurity.com/threatgeek/network-security/network-behavior-anomaly-detection-at-scale/" text:style-name="ListLabel_20_64" text:visited-style-name="ListLabel_20_64"><text:span text:style-name="T7">https://fidelissecurity.com/threatgeek/network-security/network-behavior-anomaly-detection-at-scale/</text:span></text:a></text:p>
        </text:list-item>
        <text:list-item>
          <text:p text:style-name="P9"><text:span text:style-name="T2">What is Anomaly Detection in Machine Learning? Examples and Algorithms - VisionX, accessed December 25, 2025, </text:span><text:a xlink:type="simple" xlink:href="https://visionx.io/blog/anomaly-detection-machine-learning/" text:style-name="ListLabel_20_64" text:visited-style-name="ListLabel_20_64"><text:span text:style-name="T7">https://visionx.io/blog/anomaly-detection-machine-learning/</text:span></text:a></text:p>
        </text:list-item>
        <text:list-item>
          <text:p text:style-name="P9"><text:span text:style-name="T2">Anomaly Detection in Machine Learning for Modern Organizations | SPD Technology, accessed December 25, 2025, </text:span><text:a xlink:type="simple" xlink:href="https://spd.tech/machine-learning/anomaly-detection-with-machine-learning/" text:style-name="ListLabel_20_64" text:visited-style-name="ListLabel_20_64"><text:span text:style-name="T7">https://spd.tech/machine-learning/anomaly-detection-with-machine-learning/</text:span></text:a></text:p>
        </text:list-item>
        <text:list-item>
          <text:p text:style-name="P9"><text:span text:style-name="T2">A Reliable Framework for Human-in-the-Loop Anomaly Detection in Time Series - arXiv, accessed December 25, 2025, </text:span><text:a xlink:type="simple" xlink:href="https://arxiv.org/html/2405.03234v4" text:style-name="ListLabel_20_64" text:visited-style-name="ListLabel_20_64"><text:span text:style-name="T7">https://arxiv.org/html/2405.03234v4</text:span></text:a></text:p>
        </text:list-item>
        <text:list-item>
          <text:p text:style-name="P9"><text:span text:style-name="T2">Collapse Models: A Theoretical, Experimental and Philosophical Review - MDPI, accessed December 25, 2025, </text:span><text:a xlink:type="simple" xlink:href="https://www.mdpi.com/1099-4300/25/4/645" text:style-name="ListLabel_20_64" text:visited-style-name="ListLabel_20_64"><text:span text:style-name="T7">https://www.mdpi.com/1099-4300/25/4/645</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64" style:display-name="ListLabel 64"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2" meta:paragraph-count="303" meta:word-count="5537" meta:character-count="48848" meta:non-whitespace-character-count="43734"/>
    <meta:generator>LibreOfficeDev/6.0.5.2$Linux_X86_64 LibreOffice_project/</meta:generator>
  </office:meta>
</office:document-meta>
</file>